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charset="x-symbol"/>
    <style:font-face style:name="Symbol" svg:font-family="Symbol" style:font-family-generic="roman" style:font-charset="x-symbol"/>
    <style:font-face style:name="Arial2" svg:font-family="Arial" style:font-family-generic="swiss" style:font-charset="x-symbol"/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7.4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27mm" fo:break-before="auto" style:use-optimal-row-height="true"/>
    </style:style>
    <style:style style:name="ro9" style:family="table-row">
      <style:table-row-properties style:row-height="5.61mm" fo:break-before="auto" style:use-optimal-row-height="tru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Basisdaten">
      <style:table-properties table:display="true" style:writing-mode="lr-tb"/>
    </style:style>
    <style:style style:name="ta2" style:family="table" style:master-page-name="PageStyle_5f_generierte_5f_Date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de" number:country="DE">
      <number:hours number:style="long"/>
      <number:text>:</number:text>
      <number:minutes number:style="long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 style:data-style-name="N114"/>
    <style:style style:name="ce28" style:family="table-cell" style:parent-style-name="Default" style:data-style-name="N4"/>
    <style:style style:name="ce29" style:family="table-cell" style:parent-style-name="Default">
      <style:text-properties fo:color="#000000" style:font-name="Calibri" style:font-name-asian="Noto Sans CJK SC Regular" style:font-name-complex="FreeSans"/>
    </style:style>
    <style:style style:name="T1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2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" style:text-position="-33%" style:font-name-complex="Arial"/>
    </style:style>
    <style:style style:name="T3" style:family="text">
      <style:text-properties fo:font-size="10pt" style:font-style-complex="normal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" style:font-name-complex="Arial" style:text-position="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fo:font-size="10pt"/>
    </style:style>
    <style:style style:name="T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font-size="10pt" style:font-name="Cambria" style:text-position="-33%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Cambria" style:text-position="-33%"/>
    </style:style>
    <style:style style:name="T9" style:family="text">
      <style:text-properties style:font-style-complex="normal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text-position="-33%" style:font-name="Symbol"/>
    </style:style>
    <style:style style:name="T10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fo:font-size="10pt"/>
    </style:style>
    <style:style style:name="T1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-33%" style:font-size-asian="10pt" style:font-size-complex="10pt" style:font-weight-asian="normal" style:font-weight-complex="normal" style:font-style-asian="normal" fo:font-size="10pt" style:font-name="Symbol"/>
    </style:style>
    <style:style style:name="T1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-33%" style:font-name-complex="Arial"/>
    </style:style>
    <style:style style:name="T15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Arial" style:text-position="33%" fo:text-shadow="none" style:text-outline="false" fo:font-style="normal" style:text-line-through-type="none" style:text-underline-style="none" style:text-underline-color="font-color" fo:font-weight="normal" style:font-name="Arial"/>
    </style:style>
    <style:style style:name="T16" style:family="text">
      <style:text-properties fo:font-size="10pt" style:font-style-complex="norm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style:font-name="Arial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isdate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5" table:number-columns-repeated="7" table:default-cell-style-name="ce25"/>
        <table:table-column table:style-name="co6" table:default-cell-style-name="ce25"/>
        <table:table-column table:style-name="co7" table:number-columns-repeated="3" table:default-cell-style-name="ce25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Legende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Ethanol</text:p>
          </table:table-cell>
          <table:table-cell table:style-name="Default"/>
          <table:table-cell table:style-name="ce4"/>
          <table:table-cell table:style-name="Default"/>
          <table:table-cell table:number-columns-repeated="1018"/>
        </table:table-row>
        <table:table-row table:style-name="ro1">
          <table:covered-table-cell table:style-name="ce2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Wasser</text:p>
          </table:table-cell>
          <table:table-cell table:style-name="Default"/>
          <table:table-cell table:style-name="ce4"/>
          <table:table-cell table:style-name="Default"/>
          <table:table-cell table:number-columns-repeated="1018"/>
        </table:table-row>
        <table:table-row table:style-name="ro1">
          <table:covered-table-cell table:style-name="ce2"/>
          <table:table-cell table:style-name="ce15" office:value-type="string" calcext:value-type="string">
            <text:p>K</text:p>
          </table:table-cell>
          <table:table-cell table:style-name="ce18" office:value-type="string" calcext:value-type="string">
            <text:p>Kopfprodukt</text:p>
          </table:table-cell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covered-table-cell table:style-name="ce2"/>
          <table:table-cell table:style-name="ce15" office:value-type="string" calcext:value-type="string">
            <text:p>F</text:p>
          </table:table-cell>
          <table:table-cell table:style-name="ce18" office:value-type="string" calcext:value-type="string">
            <text:p>Feed</text:p>
          </table:table-cell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covered-table-cell table:style-name="ce3"/>
          <table:table-cell table:style-name="ce16" office:value-type="string" calcext:value-type="string">
            <text:p>S</text:p>
          </table:table-cell>
          <table:table-cell table:style-name="ce19" office:value-type="string" calcext:value-type="string">
            <text:p>Sumpf</text:p>
          </table:table-cell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23" calcext:value-type="float">
            <text:p>989,23</text:p>
          </table:table-cell>
          <table:table-cell table:style-name="ce7" office:value-type="float" office:value="990.2" calcext:value-type="float">
            <text:p>990,2</text:p>
          </table:table-cell>
          <table:table-cell table:style-name="ce7" office:value-type="float" office:value="989.29" calcext:value-type="float">
            <text:p>989,2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6" calcext:value-type="float">
            <text:p>997,6</text:p>
          </table:table-cell>
          <table:table-cell table:style-name="ce7" office:value-type="float" office:value="997.9" calcext:value-type="float">
            <text:p>997,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7"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13]*24*3600" office:value-type="float" office:value="968" calcext:value-type="float">
            <text:p>968</text:p>
          </table:table-cell>
          <table:table-cell table:style-name="ce7" table:formula="of:=[.D13]*24*3600" office:value-type="float" office:value="927" calcext:value-type="float">
            <text:p>927</text:p>
          </table:table-cell>
          <table:table-cell table:style-name="ce7" table:formula="of:=[.E13]*24*3600" office:value-type="float" office:value="760" calcext:value-type="float">
            <text:p>76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12]/([.C14]/3600)" office:value-type="float" office:value="0.371900826446281" calcext:value-type="float">
            <text:p>0,372</text:p>
          </table:table-cell>
          <table:table-cell table:style-name="ce21" table:formula="of:=[.D12]/([.D14]/3600)" office:value-type="float" office:value="0.388349514563107" calcext:value-type="float">
            <text:p>0,388</text:p>
          </table:table-cell>
          <table:table-cell table:style-name="ce21" table:formula="of:=[.E12]/([.E14]/3600)" office:value-type="float" office:value="0.473684210526316" calcext:value-type="float">
            <text:p>0,474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2"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30]-[.C29]" office:value-type="time" office:time-value="PT00H17M29S" calcext:value-type="time">
            <text:p>00:17:29</text:p>
          </table:table-cell>
          <table:table-cell table:style-name="ce20" table:formula="of:=[.D30]-[.D29]" office:value-type="time" office:time-value="PT00H19M34S" calcext:value-type="time">
            <text:p>00:19:34</text:p>
          </table:table-cell>
          <table:table-cell table:style-name="ce20" table:formula="of:=[.E30]-[.E29]" office:value-type="time" office:time-value="PT00H16M58S" calcext:value-type="time">
            <text:p>00:16:5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1]*24*3600" office:value-type="float" office:value="1048.99999999999" calcext:value-type="float">
            <text:p>1049</text:p>
          </table:table-cell>
          <table:table-cell table:style-name="ce7" table:formula="of:=[.D31]*24*3600" office:value-type="float" office:value="1174" calcext:value-type="float">
            <text:p>1174</text:p>
          </table:table-cell>
          <table:table-cell table:style-name="ce7" table:formula="of:=[.E31]*24*3600"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2"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11" office:value-type="string" calcext:value-type="string">
            <text:p>Rücklaufverhältnis (Theorie)</text:p>
          </table:table-cell>
          <table:table-cell table:style-name="ce7"/>
          <table:table-cell table:style-name="ce23" office:value-type="time" office:time-value="PT12H03M00S" calcext:value-type="time">
            <text:p>12:03</text:p>
          </table:table-cell>
          <table:table-cell table:style-name="ce23" office:value-type="time" office:time-value="PT10H03M00S" calcext:value-type="time">
            <text:p>10:03</text:p>
          </table:table-cell>
          <table:table-cell table:style-name="ce23" office:value-type="time" office:time-value="PT08H03M00S" calcext:value-type="time">
            <text:p>08:0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formula="of:=12/3" office:value-type="float" office:value="4" calcext:value-type="float">
            <text:p>4</text:p>
          </table:table-cell>
          <table:table-cell table:style-name="ce7" table:formula="of:=12/3" office:value-type="float" office:value="4" calcext:value-type="float">
            <text:p>4</text:p>
          </table:table-cell>
          <table:table-cell table:style-name="ce7" table:formula="of:=12/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7]-[.C40]" office:value-type="float" office:value="11" calcext:value-type="float">
            <text:p>11</text:p>
          </table:table-cell>
          <table:table-cell table:style-name="ce7" table:formula="of:=[.D37]-[.D40]" office:value-type="float" office:value="9" calcext:value-type="float">
            <text:p>9</text:p>
          </table:table-cell>
          <table:table-cell table:style-name="ce7" table:formula="of:=[.E37]-[.E40]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8]+[.C40]" office:value-type="float" office:value="4" calcext:value-type="float">
            <text:p>4</text:p>
          </table:table-cell>
          <table:table-cell table:style-name="ce7" table:formula="of:=[.D38]+[.D40]" office:value-type="float" office:value="4" calcext:value-type="float">
            <text:p>4</text:p>
          </table:table-cell>
          <table:table-cell table:style-name="ce7" table:formula="of:=[.E38]+[.E40]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erte_Daten" table:style-name="ta2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8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7" table:number-columns-repeated="923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Legende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Ethanol</text:p>
          </table:table-cell>
          <table:table-cell table:style-name="Default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 table:number-columns-repeated="923"/>
        </table:table-row>
        <table:table-row table:style-name="ro1">
          <table:covered-table-cell table:style-name="ce2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Wasser</text:p>
          </table:table-cell>
          <table:table-cell table:style-name="Default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/>
          <table:table-cell table:style-name="Default" table:number-columns-repeated="4"/>
          <table:table-cell table:style-name="ce4"/>
          <table:table-cell table:number-columns-repeated="923"/>
        </table:table-row>
        <table:table-row table:style-name="ro1">
          <table:covered-table-cell table:style-name="ce2"/>
          <table:table-cell table:style-name="ce15" office:value-type="string" calcext:value-type="string">
            <text:p>K</text:p>
          </table:table-cell>
          <table:table-cell table:style-name="ce18" office:value-type="string" calcext:value-type="string">
            <text:p>Kopfprodukt</text:p>
          </table:table-cell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 table:number-columns-repeated="923"/>
        </table:table-row>
        <table:table-row table:style-name="ro1">
          <table:covered-table-cell table:style-name="ce2"/>
          <table:table-cell table:style-name="ce15" office:value-type="string" calcext:value-type="string">
            <text:p>F</text:p>
          </table:table-cell>
          <table:table-cell table:style-name="ce18" office:value-type="string" calcext:value-type="string">
            <text:p>Feed</text:p>
          </table:table-cell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 table:number-columns-repeated="923"/>
        </table:table-row>
        <table:table-row table:style-name="ro2">
          <table:covered-table-cell table:style-name="ce3"/>
          <table:table-cell table:style-name="ce16" office:value-type="string" calcext:value-type="string">
            <text:p>S</text:p>
          </table:table-cell>
          <table:table-cell table:style-name="ce19" office:value-type="string" calcext:value-type="string">
            <text:p>Sumpf</text:p>
          </table:table-cell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/>
          <table:table-cell table:style-name="Default" table:number-columns-repeated="3"/>
          <table:table-cell table:style-name="ce4" table:number-columns-repeated="2"/>
          <table:table-cell table:number-columns-repeated="923"/>
        </table:table-row>
        <table:table-row table:style-name="ro1"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/>
          <table:table-cell table:style-name="ce4" table:number-columns-repeated="2"/>
          <table:table-cell table:style-name="Default" table:number-columns-repeated="3"/>
          <table:table-cell table:number-columns-repeated="923"/>
        </table:table-row>
        <table:table-row table:style-name="ro4">
          <table:table-cell table:style-name="ce26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D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E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G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H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I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J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K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M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N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26" office:value-type="string" calcext:value-type="string">
            <text:p>R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 table:number-columns-repeated="923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/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832.3" calcext:value-type="float">
            <text:p>832,3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890.3" calcext:value-type="float">
            <text:p>890,3</text:p>
          </table:table-cell>
          <table:table-cell table:number-columns-repeated="923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" calcext:value-type="float">
            <text:p>989,5</text:p>
          </table:table-cell>
          <table:table-cell table:style-name="ce7" table:formula="of:=[.C9]" office:value-type="float" office:value="989.5" calcext:value-type="float">
            <text:p>989,5</text:p>
          </table:table-cell>
          <table:table-cell table:style-name="ce7" table:formula="of:=[.C9]" office:value-type="float" office:value="989.5" calcext:value-type="float">
            <text:p>989,5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" calcext:value-type="float">
            <text:p>989,5</text:p>
          </table:table-cell>
          <table:table-cell table:style-name="ce7" table:formula="of:=[.I9]" office:value-type="float" office:value="989.5" calcext:value-type="float">
            <text:p>989,5</text:p>
          </table:table-cell>
          <table:table-cell table:style-name="ce7" table:formula="of:=[.I9]" office:value-type="float" office:value="989.5" calcext:value-type="float">
            <text:p>989,5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1" calcext:value-type="float">
            <text:p>989,51</text:p>
          </table:table-cell>
          <table:table-cell table:style-name="ce7" table:formula="of:=[.O9]" office:value-type="float" office:value="989.51" calcext:value-type="float">
            <text:p>989,51</text:p>
          </table:table-cell>
          <table:table-cell table:style-name="ce7" table:formula="of:=[.O9]" office:value-type="float" office:value="989.51" calcext:value-type="float">
            <text:p>989,51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2" calcext:value-type="float">
            <text:p>989,52</text:p>
          </table:table-cell>
          <table:table-cell table:style-name="ce7" table:formula="of:=[.U9]" office:value-type="float" office:value="989.52" calcext:value-type="float">
            <text:p>989,52</text:p>
          </table:table-cell>
          <table:table-cell table:style-name="ce7" table:formula="of:=[.U9]" office:value-type="float" office:value="989.52" calcext:value-type="float">
            <text:p>989,52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3" calcext:value-type="float">
            <text:p>989,53</text:p>
          </table:table-cell>
          <table:table-cell table:style-name="ce7" table:formula="of:=[.AA9]" office:value-type="float" office:value="989.53" calcext:value-type="float">
            <text:p>989,53</text:p>
          </table:table-cell>
          <table:table-cell table:style-name="ce7" table:formula="of:=[.AA9]" office:value-type="float" office:value="989.53" calcext:value-type="float">
            <text:p>989,53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4" calcext:value-type="float">
            <text:p>989,54</text:p>
          </table:table-cell>
          <table:table-cell table:style-name="ce7" table:formula="of:=[.AG9]" office:value-type="float" office:value="989.54" calcext:value-type="float">
            <text:p>989,54</text:p>
          </table:table-cell>
          <table:table-cell table:style-name="ce7" table:formula="of:=[.AG9]" office:value-type="float" office:value="989.54" calcext:value-type="float">
            <text:p>989,54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5" calcext:value-type="float">
            <text:p>989,55</text:p>
          </table:table-cell>
          <table:table-cell table:style-name="ce7" table:formula="of:=[.AM9]" office:value-type="float" office:value="989.55" calcext:value-type="float">
            <text:p>989,55</text:p>
          </table:table-cell>
          <table:table-cell table:style-name="ce7" table:formula="of:=[.AM9]" office:value-type="float" office:value="989.55" calcext:value-type="float">
            <text:p>989,55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49" calcext:value-type="float">
            <text:p>989,49</text:p>
          </table:table-cell>
          <table:table-cell table:style-name="ce7" table:formula="of:=[.AS9]" office:value-type="float" office:value="989.49" calcext:value-type="float">
            <text:p>989,49</text:p>
          </table:table-cell>
          <table:table-cell table:style-name="ce7" table:formula="of:=[.AS9]" office:value-type="float" office:value="989.49" calcext:value-type="float">
            <text:p>989,49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48" calcext:value-type="float">
            <text:p>989,48</text:p>
          </table:table-cell>
          <table:table-cell table:style-name="ce7" table:formula="of:=[.AY9]" office:value-type="float" office:value="989.48" calcext:value-type="float">
            <text:p>989,48</text:p>
          </table:table-cell>
          <table:table-cell table:style-name="ce7" table:formula="of:=[.AY9]" office:value-type="float" office:value="989.48" calcext:value-type="float">
            <text:p>989,48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47" calcext:value-type="float">
            <text:p>989,47</text:p>
          </table:table-cell>
          <table:table-cell table:style-name="ce7" table:formula="of:=[.BE9]" office:value-type="float" office:value="989.47" calcext:value-type="float">
            <text:p>989,47</text:p>
          </table:table-cell>
          <table:table-cell table:style-name="ce7" table:formula="of:=[.BE9]" office:value-type="float" office:value="989.47" calcext:value-type="float">
            <text:p>989,47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46" calcext:value-type="float">
            <text:p>989,46</text:p>
          </table:table-cell>
          <table:table-cell table:style-name="ce7" table:formula="of:=[.BK9]" office:value-type="float" office:value="989.46" calcext:value-type="float">
            <text:p>989,46</text:p>
          </table:table-cell>
          <table:table-cell table:style-name="ce7" table:formula="of:=[.BK9]" office:value-type="float" office:value="989.46" calcext:value-type="float">
            <text:p>989,46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45" calcext:value-type="float">
            <text:p>989,45</text:p>
          </table:table-cell>
          <table:table-cell table:style-name="ce7" table:formula="of:=[.BQ9]" office:value-type="float" office:value="989.45" calcext:value-type="float">
            <text:p>989,45</text:p>
          </table:table-cell>
          <table:table-cell table:style-name="ce7" table:formula="of:=[.BQ9]" office:value-type="float" office:value="989.45" calcext:value-type="float">
            <text:p>989,45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1" calcext:value-type="float">
            <text:p>989,51</text:p>
          </table:table-cell>
          <table:table-cell table:style-name="ce7" table:formula="of:=[.BW9]" office:value-type="float" office:value="989.51" calcext:value-type="float">
            <text:p>989,51</text:p>
          </table:table-cell>
          <table:table-cell table:style-name="ce7" table:formula="of:=[.BW9]" office:value-type="float" office:value="989.51" calcext:value-type="float">
            <text:p>989,51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3" calcext:value-type="float">
            <text:p>989,53</text:p>
          </table:table-cell>
          <table:table-cell table:style-name="ce7" table:formula="of:=[.CC9]" office:value-type="float" office:value="989.53" calcext:value-type="float">
            <text:p>989,53</text:p>
          </table:table-cell>
          <table:table-cell table:style-name="ce7" table:formula="of:=[.CC9]" office:value-type="float" office:value="989.53" calcext:value-type="float">
            <text:p>989,53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3" calcext:value-type="float">
            <text:p>989,53</text:p>
          </table:table-cell>
          <table:table-cell table:style-name="ce7" table:formula="of:=[.CI9]" office:value-type="float" office:value="989.53" calcext:value-type="float">
            <text:p>989,53</text:p>
          </table:table-cell>
          <table:table-cell table:style-name="ce7" table:formula="of:=[.CI9]" office:value-type="float" office:value="989.53" calcext:value-type="float">
            <text:p>989,53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4" calcext:value-type="float">
            <text:p>989,54</text:p>
          </table:table-cell>
          <table:table-cell table:style-name="ce7" table:formula="of:=[.CO9]" office:value-type="float" office:value="989.54" calcext:value-type="float">
            <text:p>989,54</text:p>
          </table:table-cell>
          <table:table-cell table:style-name="ce7" table:formula="of:=[.CO9]" office:value-type="float" office:value="989.54" calcext:value-type="float">
            <text:p>989,54</text:p>
          </table:table-cell>
          <table:table-cell/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89.51" calcext:value-type="float">
            <text:p>989,51</text:p>
          </table:table-cell>
          <table:table-cell table:style-name="ce7" table:formula="of:=[.CU9]" office:value-type="float" office:value="989.51" calcext:value-type="float">
            <text:p>989,51</text:p>
          </table:table-cell>
          <table:table-cell table:style-name="ce7" table:formula="of:=[.CU9]" office:value-type="float" office:value="989.51" calcext:value-type="float">
            <text:p>989,51</text:p>
          </table:table-cell>
          <table:table-cell table:number-columns-repeated="923"/>
        </table:table-row>
        <table:table-row table:style-name="ro2"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/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table:style-name="ce8" office:value-type="string" calcext:value-type="string">
            <text:p>[kg/m<text:span text:style-name="T15">3</text:span><text:span text:style-name="T16">]</text:span></text:p>
          </table:table-cell>
          <table:table-cell table:style-name="ce7" office:value-type="float" office:value="997.67" calcext:value-type="float">
            <text:p>997,67</text:p>
          </table:table-cell>
          <table:table-cell table:style-name="ce7" office:value-type="float" office:value="997.7" calcext:value-type="float">
            <text:p>997,7</text:p>
          </table:table-cell>
          <table:table-cell table:style-name="ce7" office:value-type="float" office:value="997.9" calcext:value-type="float">
            <text:p>997,9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2"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/>
          <table:table-cell table:style-name="ce8" office:value-type="string" calcext:value-type="string">
            <text:p>V<text:span text:style-name="T4">K</text:span></text:p>
          </table:table-cell>
          <table:table-cell table:style-name="ce8" office:value-type="string" calcext:value-type="string">
            <text:p>[L]</text:p>
          </table:table-cell>
          <table:table-cell table:number-columns-repeated="3" table:style-name="ce7" office:value-type="float" office:value="0.1" calcext:value-type="float">
            <text:p>0,1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13]*24*3600" office:value-type="float" office:value="968" calcext:value-type="float">
            <text:p>968</text:p>
          </table:table-cell>
          <table:table-cell table:style-name="ce7" table:formula="of:=[.D13]*24*3600" office:value-type="float" office:value="927" calcext:value-type="float">
            <text:p>927</text:p>
          </table:table-cell>
          <table:table-cell table:style-name="ce7" table:formula="of:=[.E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I13]*24*3600" office:value-type="float" office:value="968" calcext:value-type="float">
            <text:p>968</text:p>
          </table:table-cell>
          <table:table-cell table:style-name="ce7" table:formula="of:=[.J13]*24*3600" office:value-type="float" office:value="927" calcext:value-type="float">
            <text:p>927</text:p>
          </table:table-cell>
          <table:table-cell table:style-name="ce7" table:formula="of:=[.K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O13]*24*3600" office:value-type="float" office:value="968" calcext:value-type="float">
            <text:p>968</text:p>
          </table:table-cell>
          <table:table-cell table:style-name="ce7" table:formula="of:=[.P13]*24*3600" office:value-type="float" office:value="927" calcext:value-type="float">
            <text:p>927</text:p>
          </table:table-cell>
          <table:table-cell table:style-name="ce7" table:formula="of:=[.Q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U13]*24*3600" office:value-type="float" office:value="968" calcext:value-type="float">
            <text:p>968</text:p>
          </table:table-cell>
          <table:table-cell table:style-name="ce7" table:formula="of:=[.V13]*24*3600" office:value-type="float" office:value="927" calcext:value-type="float">
            <text:p>927</text:p>
          </table:table-cell>
          <table:table-cell table:style-name="ce7" table:formula="of:=[.W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A13]*24*3600" office:value-type="float" office:value="968" calcext:value-type="float">
            <text:p>968</text:p>
          </table:table-cell>
          <table:table-cell table:style-name="ce7" table:formula="of:=[.AB13]*24*3600" office:value-type="float" office:value="927" calcext:value-type="float">
            <text:p>927</text:p>
          </table:table-cell>
          <table:table-cell table:style-name="ce7" table:formula="of:=[.AC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G13]*24*3600" office:value-type="float" office:value="968" calcext:value-type="float">
            <text:p>968</text:p>
          </table:table-cell>
          <table:table-cell table:style-name="ce7" table:formula="of:=[.AH13]*24*3600" office:value-type="float" office:value="927" calcext:value-type="float">
            <text:p>927</text:p>
          </table:table-cell>
          <table:table-cell table:style-name="ce7" table:formula="of:=[.AI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M13]*24*3600" office:value-type="float" office:value="968" calcext:value-type="float">
            <text:p>968</text:p>
          </table:table-cell>
          <table:table-cell table:style-name="ce7" table:formula="of:=[.AN13]*24*3600" office:value-type="float" office:value="927" calcext:value-type="float">
            <text:p>927</text:p>
          </table:table-cell>
          <table:table-cell table:style-name="ce7" table:formula="of:=[.AO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S13]*24*3600" office:value-type="float" office:value="968" calcext:value-type="float">
            <text:p>968</text:p>
          </table:table-cell>
          <table:table-cell table:style-name="ce7" table:formula="of:=[.AT13]*24*3600" office:value-type="float" office:value="927" calcext:value-type="float">
            <text:p>927</text:p>
          </table:table-cell>
          <table:table-cell table:style-name="ce7" table:formula="of:=[.AU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Y13]*24*3600" office:value-type="float" office:value="968" calcext:value-type="float">
            <text:p>968</text:p>
          </table:table-cell>
          <table:table-cell table:style-name="ce7" table:formula="of:=[.AZ13]*24*3600" office:value-type="float" office:value="927" calcext:value-type="float">
            <text:p>927</text:p>
          </table:table-cell>
          <table:table-cell table:style-name="ce7" table:formula="of:=[.BA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E13]*24*3600" office:value-type="float" office:value="968" calcext:value-type="float">
            <text:p>968</text:p>
          </table:table-cell>
          <table:table-cell table:style-name="ce7" table:formula="of:=[.BF13]*24*3600" office:value-type="float" office:value="927" calcext:value-type="float">
            <text:p>927</text:p>
          </table:table-cell>
          <table:table-cell table:style-name="ce7" table:formula="of:=[.BG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K13]*24*3600" office:value-type="float" office:value="968" calcext:value-type="float">
            <text:p>968</text:p>
          </table:table-cell>
          <table:table-cell table:style-name="ce7" table:formula="of:=[.BL13]*24*3600" office:value-type="float" office:value="927" calcext:value-type="float">
            <text:p>927</text:p>
          </table:table-cell>
          <table:table-cell table:style-name="ce7" table:formula="of:=[.BM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Q13]*24*3600" office:value-type="float" office:value="968" calcext:value-type="float">
            <text:p>968</text:p>
          </table:table-cell>
          <table:table-cell table:style-name="ce7" table:formula="of:=[.BR13]*24*3600" office:value-type="float" office:value="927" calcext:value-type="float">
            <text:p>927</text:p>
          </table:table-cell>
          <table:table-cell table:style-name="ce7" table:formula="of:=[.BS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W13]*24*3600" office:value-type="float" office:value="968" calcext:value-type="float">
            <text:p>968</text:p>
          </table:table-cell>
          <table:table-cell table:style-name="ce7" table:formula="of:=[.BX13]*24*3600" office:value-type="float" office:value="927" calcext:value-type="float">
            <text:p>927</text:p>
          </table:table-cell>
          <table:table-cell table:style-name="ce7" table:formula="of:=[.BY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C13]*24*3600" office:value-type="float" office:value="968" calcext:value-type="float">
            <text:p>968</text:p>
          </table:table-cell>
          <table:table-cell table:style-name="ce7" table:formula="of:=[.CD13]*24*3600" office:value-type="float" office:value="927" calcext:value-type="float">
            <text:p>927</text:p>
          </table:table-cell>
          <table:table-cell table:style-name="ce7" table:formula="of:=[.CE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I13]*24*3600" office:value-type="float" office:value="968" calcext:value-type="float">
            <text:p>968</text:p>
          </table:table-cell>
          <table:table-cell table:style-name="ce7" table:formula="of:=[.CJ13]*24*3600" office:value-type="float" office:value="927" calcext:value-type="float">
            <text:p>927</text:p>
          </table:table-cell>
          <table:table-cell table:style-name="ce7" table:formula="of:=[.CK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O13]*24*3600" office:value-type="float" office:value="968" calcext:value-type="float">
            <text:p>968</text:p>
          </table:table-cell>
          <table:table-cell table:style-name="ce7" table:formula="of:=[.CP13]*24*3600" office:value-type="float" office:value="927" calcext:value-type="float">
            <text:p>927</text:p>
          </table:table-cell>
          <table:table-cell table:style-name="ce7" table:formula="of:=[.CQ13]*24*3600" office:value-type="float" office:value="760" calcext:value-type="float">
            <text:p>760</text:p>
          </table:table-cell>
          <table:table-cell/>
          <table:table-cell table:style-name="ce8" office:value-type="string" calcext:value-type="string">
            <text:p>t<text:span text:style-name="T4">K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U13]*24*3600" office:value-type="float" office:value="968" calcext:value-type="float">
            <text:p>968</text:p>
          </table:table-cell>
          <table:table-cell table:style-name="ce7" table:formula="of:=[.CV13]*24*3600" office:value-type="float" office:value="927" calcext:value-type="float">
            <text:p>927</text:p>
          </table:table-cell>
          <table:table-cell table:style-name="ce7" table:formula="of:=[.CW13]*24*3600" office:value-type="float" office:value="760" calcext:value-type="float">
            <text:p>760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12]/([.C14]/3600)" office:value-type="float" office:value="0.371900826446281" calcext:value-type="float">
            <text:p>0,372</text:p>
          </table:table-cell>
          <table:table-cell table:style-name="ce21" table:formula="of:=[.D12]/([.D14]/3600)" office:value-type="float" office:value="0.388349514563107" calcext:value-type="float">
            <text:p>0,388</text:p>
          </table:table-cell>
          <table:table-cell table:style-name="ce21" table:formula="of:=[.E12]/([.E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I12]/([.I14]/3600)" office:value-type="float" office:value="0.371900826446281" calcext:value-type="float">
            <text:p>0,372</text:p>
          </table:table-cell>
          <table:table-cell table:style-name="ce21" table:formula="of:=[.J12]/([.J14]/3600)" office:value-type="float" office:value="0.388349514563107" calcext:value-type="float">
            <text:p>0,388</text:p>
          </table:table-cell>
          <table:table-cell table:style-name="ce21" table:formula="of:=[.K12]/([.K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O12]/([.O14]/3600)" office:value-type="float" office:value="0.371900826446281" calcext:value-type="float">
            <text:p>0,372</text:p>
          </table:table-cell>
          <table:table-cell table:style-name="ce21" table:formula="of:=[.P12]/([.P14]/3600)" office:value-type="float" office:value="0.388349514563107" calcext:value-type="float">
            <text:p>0,388</text:p>
          </table:table-cell>
          <table:table-cell table:style-name="ce21" table:formula="of:=[.Q12]/([.Q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U12]/([.U14]/3600)" office:value-type="float" office:value="0.371900826446281" calcext:value-type="float">
            <text:p>0,372</text:p>
          </table:table-cell>
          <table:table-cell table:style-name="ce21" table:formula="of:=[.V12]/([.V14]/3600)" office:value-type="float" office:value="0.388349514563107" calcext:value-type="float">
            <text:p>0,388</text:p>
          </table:table-cell>
          <table:table-cell table:style-name="ce21" table:formula="of:=[.W12]/([.W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AA12]/([.AA14]/3600)" office:value-type="float" office:value="0.371900826446281" calcext:value-type="float">
            <text:p>0,372</text:p>
          </table:table-cell>
          <table:table-cell table:style-name="ce21" table:formula="of:=[.AB12]/([.AB14]/3600)" office:value-type="float" office:value="0.388349514563107" calcext:value-type="float">
            <text:p>0,388</text:p>
          </table:table-cell>
          <table:table-cell table:style-name="ce21" table:formula="of:=[.AC12]/([.AC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AG12]/([.AG14]/3600)" office:value-type="float" office:value="0.371900826446281" calcext:value-type="float">
            <text:p>0,372</text:p>
          </table:table-cell>
          <table:table-cell table:style-name="ce21" table:formula="of:=[.AH12]/([.AH14]/3600)" office:value-type="float" office:value="0.388349514563107" calcext:value-type="float">
            <text:p>0,388</text:p>
          </table:table-cell>
          <table:table-cell table:style-name="ce21" table:formula="of:=[.AI12]/([.AI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AM12]/([.AM14]/3600)" office:value-type="float" office:value="0.371900826446281" calcext:value-type="float">
            <text:p>0,372</text:p>
          </table:table-cell>
          <table:table-cell table:style-name="ce21" table:formula="of:=[.AN12]/([.AN14]/3600)" office:value-type="float" office:value="0.388349514563107" calcext:value-type="float">
            <text:p>0,388</text:p>
          </table:table-cell>
          <table:table-cell table:style-name="ce21" table:formula="of:=[.AO12]/([.AO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AS12]/([.AS14]/3600)" office:value-type="float" office:value="0.371900826446281" calcext:value-type="float">
            <text:p>0,372</text:p>
          </table:table-cell>
          <table:table-cell table:style-name="ce21" table:formula="of:=[.AT12]/([.AT14]/3600)" office:value-type="float" office:value="0.388349514563107" calcext:value-type="float">
            <text:p>0,388</text:p>
          </table:table-cell>
          <table:table-cell table:style-name="ce21" table:formula="of:=[.AU12]/([.AU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AY12]/([.AY14]/3600)" office:value-type="float" office:value="0.371900826446281" calcext:value-type="float">
            <text:p>0,372</text:p>
          </table:table-cell>
          <table:table-cell table:style-name="ce21" table:formula="of:=[.AZ12]/([.AZ14]/3600)" office:value-type="float" office:value="0.388349514563107" calcext:value-type="float">
            <text:p>0,388</text:p>
          </table:table-cell>
          <table:table-cell table:style-name="ce21" table:formula="of:=[.BA12]/([.BA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BE12]/([.BE14]/3600)" office:value-type="float" office:value="0.371900826446281" calcext:value-type="float">
            <text:p>0,372</text:p>
          </table:table-cell>
          <table:table-cell table:style-name="ce21" table:formula="of:=[.BF12]/([.BF14]/3600)" office:value-type="float" office:value="0.388349514563107" calcext:value-type="float">
            <text:p>0,388</text:p>
          </table:table-cell>
          <table:table-cell table:style-name="ce21" table:formula="of:=[.BG12]/([.BG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BK12]/([.BK14]/3600)" office:value-type="float" office:value="0.371900826446281" calcext:value-type="float">
            <text:p>0,372</text:p>
          </table:table-cell>
          <table:table-cell table:style-name="ce21" table:formula="of:=[.BL12]/([.BL14]/3600)" office:value-type="float" office:value="0.388349514563107" calcext:value-type="float">
            <text:p>0,388</text:p>
          </table:table-cell>
          <table:table-cell table:style-name="ce21" table:formula="of:=[.BM12]/([.BM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BQ12]/([.BQ14]/3600)" office:value-type="float" office:value="0.371900826446281" calcext:value-type="float">
            <text:p>0,372</text:p>
          </table:table-cell>
          <table:table-cell table:style-name="ce21" table:formula="of:=[.BR12]/([.BR14]/3600)" office:value-type="float" office:value="0.388349514563107" calcext:value-type="float">
            <text:p>0,388</text:p>
          </table:table-cell>
          <table:table-cell table:style-name="ce21" table:formula="of:=[.BS12]/([.BS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BW12]/([.BW14]/3600)" office:value-type="float" office:value="0.371900826446281" calcext:value-type="float">
            <text:p>0,372</text:p>
          </table:table-cell>
          <table:table-cell table:style-name="ce21" table:formula="of:=[.BX12]/([.BX14]/3600)" office:value-type="float" office:value="0.388349514563107" calcext:value-type="float">
            <text:p>0,388</text:p>
          </table:table-cell>
          <table:table-cell table:style-name="ce21" table:formula="of:=[.BY12]/([.BY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C12]/([.CC14]/3600)" office:value-type="float" office:value="0.371900826446281" calcext:value-type="float">
            <text:p>0,372</text:p>
          </table:table-cell>
          <table:table-cell table:style-name="ce21" table:formula="of:=[.CD12]/([.CD14]/3600)" office:value-type="float" office:value="0.388349514563107" calcext:value-type="float">
            <text:p>0,388</text:p>
          </table:table-cell>
          <table:table-cell table:style-name="ce21" table:formula="of:=[.CE12]/([.CE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I12]/([.CI14]/3600)" office:value-type="float" office:value="0.371900826446281" calcext:value-type="float">
            <text:p>0,372</text:p>
          </table:table-cell>
          <table:table-cell table:style-name="ce21" table:formula="of:=[.CJ12]/([.CJ14]/3600)" office:value-type="float" office:value="0.388349514563107" calcext:value-type="float">
            <text:p>0,388</text:p>
          </table:table-cell>
          <table:table-cell table:style-name="ce21" table:formula="of:=[.CK12]/([.CK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O12]/([.CO14]/3600)" office:value-type="float" office:value="0.371900826446281" calcext:value-type="float">
            <text:p>0,372</text:p>
          </table:table-cell>
          <table:table-cell table:style-name="ce21" table:formula="of:=[.CP12]/([.CP14]/3600)" office:value-type="float" office:value="0.388349514563107" calcext:value-type="float">
            <text:p>0,388</text:p>
          </table:table-cell>
          <table:table-cell table:style-name="ce21" table:formula="of:=[.CQ12]/([.CQ14]/3600)" office:value-type="float" office:value="0.473684210526316" calcext:value-type="float">
            <text:p>0,474</text:p>
          </table:table-cell>
          <table:table-cell/>
          <table:table-cell table:style-name="ce8" office:value-type="string" calcext:value-type="string">
            <text:p>V̇<text:span text:style-name="T4">K</text:span></text:p>
          </table:table-cell>
          <table:table-cell table:style-name="ce8" office:value-type="string" calcext:value-type="string">
            <text:p>[L/h]</text:p>
          </table:table-cell>
          <table:table-cell table:style-name="ce21" table:formula="of:=[.CU12]/([.CU14]/3600)" office:value-type="float" office:value="0.371900826446281" calcext:value-type="float">
            <text:p>0,372</text:p>
          </table:table-cell>
          <table:table-cell table:style-name="ce21" table:formula="of:=[.CV12]/([.CV14]/3600)" office:value-type="float" office:value="0.388349514563107" calcext:value-type="float">
            <text:p>0,388</text:p>
          </table:table-cell>
          <table:table-cell table:style-name="ce21" table:formula="of:=[.CW12]/([.CW14]/3600)" office:value-type="float" office:value="0.473684210526316" calcext:value-type="float">
            <text:p>0,474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/>
          <table:table-cell table:style-name="ce8" office:value-type="string" calcext:value-type="string">
            <text:p>V̇<text:span text:style-name="T4">F</text:span></text:p>
          </table:table-cell>
          <table:table-cell table:style-name="ce8"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/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21.65" calcext:value-type="float">
            <text:p>21,65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3" calcext:value-type="float">
            <text:p>20,3</text:p>
          </table:table-cell>
          <table:table-cell table:number-columns-repeated="923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78.9" calcext:value-type="float">
            <text:p>78,9</text:p>
          </table:table-cell>
          <table:table-cell table:style-name="ce7" office:value-type="float" office:value="82.25" calcext:value-type="float">
            <text:p>82,25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923"/>
        </table:table-row>
        <table:table-row table:style-name="ro1"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/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99.05" calcext:value-type="float">
            <text:p>99,05</text:p>
          </table:table-cell>
          <table:table-cell table:number-columns-repeated="2" table:style-name="ce7" office:value-type="float" office:value="98.8" calcext:value-type="float">
            <text:p>98,8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1"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2.5" calcext:value-type="float">
            <text:p>12,5</text:p>
          </table:table-cell>
          <table:table-cell table:number-columns-repeated="923"/>
        </table:table-row>
        <table:table-row table:style-name="ro1"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/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table:style-name="ce7" office:value-type="float" office:value="19.45" calcext:value-type="float">
            <text:p>19,45</text:p>
          </table:table-cell>
          <table:table-cell table:style-name="ce7" office:value-type="float" office:value="18.95" calcext:value-type="float">
            <text:p>18,95</text:p>
          </table:table-cell>
          <table:table-cell table:style-name="ce7" office:value-type="float" office:value="18.25" calcext:value-type="float">
            <text:p>18,25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/>
          <table:table-cell table:style-name="ce8" office:value-type="string" calcext:value-type="string">
            <text:p>V̇<text:span text:style-name="T4">Kühler</text:span></text:p>
          </table:table-cell>
          <table:table-cell table:style-name="ce8" office:value-type="string" calcext:value-type="string">
            <text:p>[L/h]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28.45" calcext:value-type="float">
            <text:p>28,45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2"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a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1676.7" calcext:value-type="float">
            <text:p>1676,7</text:p>
          </table:table-cell>
          <table:table-cell table:style-name="ce7" office:value-type="float" office:value="2330.1" calcext:value-type="float">
            <text:p>2330,1</text:p>
          </table:table-cell>
          <table:table-cell table:style-name="ce7" office:value-type="float" office:value="2950.4" calcext:value-type="float">
            <text:p>2950,4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/>
          <table:table-cell table:style-name="ce8" office:value-type="string" calcext:value-type="string">
            <text:p>Q<text:span text:style-name="T10">Heizung,</text:span><text:span text:style-name="T11">w</text:span></text:p>
          </table:table-cell>
          <table:table-cell table:style-name="ce8" office:value-type="string" calcext:value-type="string">
            <text:p>[Wh]</text:p>
          </table:table-cell>
          <table:table-cell table:style-name="ce7" office:value-type="float" office:value="2035" calcext:value-type="float">
            <text:p>2035</text:p>
          </table:table-cell>
          <table:table-cell table:style-name="ce7" office:value-type="float" office:value="2731.2" calcext:value-type="float">
            <text:p>2731,2</text:p>
          </table:table-cell>
          <table:table-cell table:style-name="ce7" office:value-type="float" office:value="3297.9" calcext:value-type="float">
            <text:p>3297,9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1"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/>
          <table:table-cell table:style-name="ce8" office:value-type="string" calcext:value-type="string">
            <text:p>Startzeit</text:p>
          </table:table-cell>
          <table:table-cell table:style-name="ce8"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 table:number-columns-repeated="923"/>
        </table:table-row>
        <table:table-row table:style-name="ro1"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/>
          <table:table-cell table:style-name="ce8" office:value-type="string" calcext:value-type="string">
            <text:p>Endzeit</text:p>
          </table:table-cell>
          <table:table-cell table:style-name="ce8"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30]-[.C29]" office:value-type="time" office:time-value="PT00H17M29S" calcext:value-type="time">
            <text:p>00:17:29</text:p>
          </table:table-cell>
          <table:table-cell table:style-name="ce20" table:formula="of:=[.D30]-[.D29]" office:value-type="time" office:time-value="PT00H19M34S" calcext:value-type="time">
            <text:p>00:19:34</text:p>
          </table:table-cell>
          <table:table-cell table:style-name="ce20" table:formula="of:=[.E30]-[.E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I30]-[.I29]" office:value-type="time" office:time-value="PT00H17M29S" calcext:value-type="time">
            <text:p>00:17:29</text:p>
          </table:table-cell>
          <table:table-cell table:style-name="ce20" table:formula="of:=[.J30]-[.J29]" office:value-type="time" office:time-value="PT00H19M34S" calcext:value-type="time">
            <text:p>00:19:34</text:p>
          </table:table-cell>
          <table:table-cell table:style-name="ce20" table:formula="of:=[.K30]-[.K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O30]-[.O29]" office:value-type="time" office:time-value="PT00H17M29S" calcext:value-type="time">
            <text:p>00:17:29</text:p>
          </table:table-cell>
          <table:table-cell table:style-name="ce20" table:formula="of:=[.P30]-[.P29]" office:value-type="time" office:time-value="PT00H19M34S" calcext:value-type="time">
            <text:p>00:19:34</text:p>
          </table:table-cell>
          <table:table-cell table:style-name="ce20" table:formula="of:=[.Q30]-[.Q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U30]-[.U29]" office:value-type="time" office:time-value="PT00H17M29S" calcext:value-type="time">
            <text:p>00:17:29</text:p>
          </table:table-cell>
          <table:table-cell table:style-name="ce20" table:formula="of:=[.V30]-[.V29]" office:value-type="time" office:time-value="PT00H19M34S" calcext:value-type="time">
            <text:p>00:19:34</text:p>
          </table:table-cell>
          <table:table-cell table:style-name="ce20" table:formula="of:=[.W30]-[.W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AA30]-[.AA29]" office:value-type="time" office:time-value="PT00H17M29S" calcext:value-type="time">
            <text:p>00:17:29</text:p>
          </table:table-cell>
          <table:table-cell table:style-name="ce20" table:formula="of:=[.AB30]-[.AB29]" office:value-type="time" office:time-value="PT00H19M34S" calcext:value-type="time">
            <text:p>00:19:34</text:p>
          </table:table-cell>
          <table:table-cell table:style-name="ce20" table:formula="of:=[.AC30]-[.AC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AG30]-[.AG29]" office:value-type="time" office:time-value="PT00H17M29S" calcext:value-type="time">
            <text:p>00:17:29</text:p>
          </table:table-cell>
          <table:table-cell table:style-name="ce20" table:formula="of:=[.AH30]-[.AH29]" office:value-type="time" office:time-value="PT00H19M34S" calcext:value-type="time">
            <text:p>00:19:34</text:p>
          </table:table-cell>
          <table:table-cell table:style-name="ce20" table:formula="of:=[.AI30]-[.AI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AM30]-[.AM29]" office:value-type="time" office:time-value="PT00H17M29S" calcext:value-type="time">
            <text:p>00:17:29</text:p>
          </table:table-cell>
          <table:table-cell table:style-name="ce20" table:formula="of:=[.AN30]-[.AN29]" office:value-type="time" office:time-value="PT00H19M34S" calcext:value-type="time">
            <text:p>00:19:34</text:p>
          </table:table-cell>
          <table:table-cell table:style-name="ce20" table:formula="of:=[.AO30]-[.AO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AS30]-[.AS29]" office:value-type="time" office:time-value="PT00H17M29S" calcext:value-type="time">
            <text:p>00:17:29</text:p>
          </table:table-cell>
          <table:table-cell table:style-name="ce20" table:formula="of:=[.AT30]-[.AT29]" office:value-type="time" office:time-value="PT00H19M34S" calcext:value-type="time">
            <text:p>00:19:34</text:p>
          </table:table-cell>
          <table:table-cell table:style-name="ce20" table:formula="of:=[.AU30]-[.AU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AY30]-[.AY29]" office:value-type="time" office:time-value="PT00H17M29S" calcext:value-type="time">
            <text:p>00:17:29</text:p>
          </table:table-cell>
          <table:table-cell table:style-name="ce20" table:formula="of:=[.AZ30]-[.AZ29]" office:value-type="time" office:time-value="PT00H19M34S" calcext:value-type="time">
            <text:p>00:19:34</text:p>
          </table:table-cell>
          <table:table-cell table:style-name="ce20" table:formula="of:=[.BA30]-[.BA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BE30]-[.BE29]" office:value-type="time" office:time-value="PT00H17M29S" calcext:value-type="time">
            <text:p>00:17:29</text:p>
          </table:table-cell>
          <table:table-cell table:style-name="ce20" table:formula="of:=[.BF30]-[.BF29]" office:value-type="time" office:time-value="PT00H19M34S" calcext:value-type="time">
            <text:p>00:19:34</text:p>
          </table:table-cell>
          <table:table-cell table:style-name="ce20" table:formula="of:=[.BG30]-[.BG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BK30]-[.BK29]" office:value-type="time" office:time-value="PT00H17M29S" calcext:value-type="time">
            <text:p>00:17:29</text:p>
          </table:table-cell>
          <table:table-cell table:style-name="ce20" table:formula="of:=[.BL30]-[.BL29]" office:value-type="time" office:time-value="PT00H19M34S" calcext:value-type="time">
            <text:p>00:19:34</text:p>
          </table:table-cell>
          <table:table-cell table:style-name="ce20" table:formula="of:=[.BM30]-[.BM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BQ30]-[.BQ29]" office:value-type="time" office:time-value="PT00H17M29S" calcext:value-type="time">
            <text:p>00:17:29</text:p>
          </table:table-cell>
          <table:table-cell table:style-name="ce20" table:formula="of:=[.BR30]-[.BR29]" office:value-type="time" office:time-value="PT00H19M34S" calcext:value-type="time">
            <text:p>00:19:34</text:p>
          </table:table-cell>
          <table:table-cell table:style-name="ce20" table:formula="of:=[.BS30]-[.BS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BW30]-[.BW29]" office:value-type="time" office:time-value="PT00H17M29S" calcext:value-type="time">
            <text:p>00:17:29</text:p>
          </table:table-cell>
          <table:table-cell table:style-name="ce20" table:formula="of:=[.BX30]-[.BX29]" office:value-type="time" office:time-value="PT00H19M34S" calcext:value-type="time">
            <text:p>00:19:34</text:p>
          </table:table-cell>
          <table:table-cell table:style-name="ce20" table:formula="of:=[.BY30]-[.BY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C30]-[.CC29]" office:value-type="time" office:time-value="PT00H17M29S" calcext:value-type="time">
            <text:p>00:17:29</text:p>
          </table:table-cell>
          <table:table-cell table:style-name="ce20" table:formula="of:=[.CD30]-[.CD29]" office:value-type="time" office:time-value="PT00H19M34S" calcext:value-type="time">
            <text:p>00:19:34</text:p>
          </table:table-cell>
          <table:table-cell table:style-name="ce20" table:formula="of:=[.CE30]-[.CE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I30]-[.CI29]" office:value-type="time" office:time-value="PT00H17M29S" calcext:value-type="time">
            <text:p>00:17:29</text:p>
          </table:table-cell>
          <table:table-cell table:style-name="ce20" table:formula="of:=[.CJ30]-[.CJ29]" office:value-type="time" office:time-value="PT00H19M34S" calcext:value-type="time">
            <text:p>00:19:34</text:p>
          </table:table-cell>
          <table:table-cell table:style-name="ce20" table:formula="of:=[.CK30]-[.CK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O30]-[.CO29]" office:value-type="time" office:time-value="PT00H17M29S" calcext:value-type="time">
            <text:p>00:17:29</text:p>
          </table:table-cell>
          <table:table-cell table:style-name="ce20" table:formula="of:=[.CP30]-[.CP29]" office:value-type="time" office:time-value="PT00H19M34S" calcext:value-type="time">
            <text:p>00:19:34</text:p>
          </table:table-cell>
          <table:table-cell table:style-name="ce20" table:formula="of:=[.CQ30]-[.CQ29]" office:value-type="time" office:time-value="PT00H16M58S" calcext:value-type="time">
            <text:p>00:16:58</text:p>
          </table:table-cell>
          <table:table-cell/>
          <table:table-cell table:style-name="ce8" office:value-type="string" calcext:value-type="string">
            <text:p>∆t<text:span text:style-name="T4">Heizung</text:span></text:p>
          </table:table-cell>
          <table:table-cell table:style-name="ce8"/>
          <table:table-cell table:style-name="ce20" table:formula="of:=[.CU30]-[.CU29]" office:value-type="time" office:time-value="PT00H17M29S" calcext:value-type="time">
            <text:p>00:17:29</text:p>
          </table:table-cell>
          <table:table-cell table:style-name="ce20" table:formula="of:=[.CV30]-[.CV29]" office:value-type="time" office:time-value="PT00H19M34S" calcext:value-type="time">
            <text:p>00:19:34</text:p>
          </table:table-cell>
          <table:table-cell table:style-name="ce20" table:formula="of:=[.CW30]-[.CW29]" office:value-type="time" office:time-value="PT00H16M58S" calcext:value-type="time">
            <text:p>00:16:58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1]*24*3600" office:value-type="float" office:value="1048.99999999999" calcext:value-type="float">
            <text:p>1049</text:p>
          </table:table-cell>
          <table:table-cell table:style-name="ce7" table:formula="of:=[.D31]*24*3600" office:value-type="float" office:value="1174" calcext:value-type="float">
            <text:p>1174</text:p>
          </table:table-cell>
          <table:table-cell table:style-name="ce7" table:formula="of:=[.E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I31]*24*3600" office:value-type="float" office:value="1048.99999999999" calcext:value-type="float">
            <text:p>1049</text:p>
          </table:table-cell>
          <table:table-cell table:style-name="ce7" table:formula="of:=[.J31]*24*3600" office:value-type="float" office:value="1174" calcext:value-type="float">
            <text:p>1174</text:p>
          </table:table-cell>
          <table:table-cell table:style-name="ce7" table:formula="of:=[.K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O31]*24*3600" office:value-type="float" office:value="1048.99999999999" calcext:value-type="float">
            <text:p>1049</text:p>
          </table:table-cell>
          <table:table-cell table:style-name="ce7" table:formula="of:=[.P31]*24*3600" office:value-type="float" office:value="1174" calcext:value-type="float">
            <text:p>1174</text:p>
          </table:table-cell>
          <table:table-cell table:style-name="ce7" table:formula="of:=[.Q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U31]*24*3600" office:value-type="float" office:value="1048.99999999999" calcext:value-type="float">
            <text:p>1049</text:p>
          </table:table-cell>
          <table:table-cell table:style-name="ce7" table:formula="of:=[.V31]*24*3600" office:value-type="float" office:value="1174" calcext:value-type="float">
            <text:p>1174</text:p>
          </table:table-cell>
          <table:table-cell table:style-name="ce7" table:formula="of:=[.W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A31]*24*3600" office:value-type="float" office:value="1048.99999999999" calcext:value-type="float">
            <text:p>1049</text:p>
          </table:table-cell>
          <table:table-cell table:style-name="ce7" table:formula="of:=[.AB31]*24*3600" office:value-type="float" office:value="1174" calcext:value-type="float">
            <text:p>1174</text:p>
          </table:table-cell>
          <table:table-cell table:style-name="ce7" table:formula="of:=[.AC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G31]*24*3600" office:value-type="float" office:value="1048.99999999999" calcext:value-type="float">
            <text:p>1049</text:p>
          </table:table-cell>
          <table:table-cell table:style-name="ce7" table:formula="of:=[.AH31]*24*3600" office:value-type="float" office:value="1174" calcext:value-type="float">
            <text:p>1174</text:p>
          </table:table-cell>
          <table:table-cell table:style-name="ce7" table:formula="of:=[.AI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M31]*24*3600" office:value-type="float" office:value="1048.99999999999" calcext:value-type="float">
            <text:p>1049</text:p>
          </table:table-cell>
          <table:table-cell table:style-name="ce7" table:formula="of:=[.AN31]*24*3600" office:value-type="float" office:value="1174" calcext:value-type="float">
            <text:p>1174</text:p>
          </table:table-cell>
          <table:table-cell table:style-name="ce7" table:formula="of:=[.AO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S31]*24*3600" office:value-type="float" office:value="1048.99999999999" calcext:value-type="float">
            <text:p>1049</text:p>
          </table:table-cell>
          <table:table-cell table:style-name="ce7" table:formula="of:=[.AT31]*24*3600" office:value-type="float" office:value="1174" calcext:value-type="float">
            <text:p>1174</text:p>
          </table:table-cell>
          <table:table-cell table:style-name="ce7" table:formula="of:=[.AU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Y31]*24*3600" office:value-type="float" office:value="1048.99999999999" calcext:value-type="float">
            <text:p>1049</text:p>
          </table:table-cell>
          <table:table-cell table:style-name="ce7" table:formula="of:=[.AZ31]*24*3600" office:value-type="float" office:value="1174" calcext:value-type="float">
            <text:p>1174</text:p>
          </table:table-cell>
          <table:table-cell table:style-name="ce7" table:formula="of:=[.BA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E31]*24*3600" office:value-type="float" office:value="1048.99999999999" calcext:value-type="float">
            <text:p>1049</text:p>
          </table:table-cell>
          <table:table-cell table:style-name="ce7" table:formula="of:=[.BF31]*24*3600" office:value-type="float" office:value="1174" calcext:value-type="float">
            <text:p>1174</text:p>
          </table:table-cell>
          <table:table-cell table:style-name="ce7" table:formula="of:=[.BG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K31]*24*3600" office:value-type="float" office:value="1048.99999999999" calcext:value-type="float">
            <text:p>1049</text:p>
          </table:table-cell>
          <table:table-cell table:style-name="ce7" table:formula="of:=[.BL31]*24*3600" office:value-type="float" office:value="1174" calcext:value-type="float">
            <text:p>1174</text:p>
          </table:table-cell>
          <table:table-cell table:style-name="ce7" table:formula="of:=[.BM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Q31]*24*3600" office:value-type="float" office:value="1048.99999999999" calcext:value-type="float">
            <text:p>1049</text:p>
          </table:table-cell>
          <table:table-cell table:style-name="ce7" table:formula="of:=[.BR31]*24*3600" office:value-type="float" office:value="1174" calcext:value-type="float">
            <text:p>1174</text:p>
          </table:table-cell>
          <table:table-cell table:style-name="ce7" table:formula="of:=[.BS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W31]*24*3600" office:value-type="float" office:value="1048.99999999999" calcext:value-type="float">
            <text:p>1049</text:p>
          </table:table-cell>
          <table:table-cell table:style-name="ce7" table:formula="of:=[.BX31]*24*3600" office:value-type="float" office:value="1174" calcext:value-type="float">
            <text:p>1174</text:p>
          </table:table-cell>
          <table:table-cell table:style-name="ce7" table:formula="of:=[.BY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C31]*24*3600" office:value-type="float" office:value="1048.99999999999" calcext:value-type="float">
            <text:p>1049</text:p>
          </table:table-cell>
          <table:table-cell table:style-name="ce7" table:formula="of:=[.CD31]*24*3600" office:value-type="float" office:value="1174" calcext:value-type="float">
            <text:p>1174</text:p>
          </table:table-cell>
          <table:table-cell table:style-name="ce7" table:formula="of:=[.CE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I31]*24*3600" office:value-type="float" office:value="1048.99999999999" calcext:value-type="float">
            <text:p>1049</text:p>
          </table:table-cell>
          <table:table-cell table:style-name="ce7" table:formula="of:=[.CJ31]*24*3600" office:value-type="float" office:value="1174" calcext:value-type="float">
            <text:p>1174</text:p>
          </table:table-cell>
          <table:table-cell table:style-name="ce7" table:formula="of:=[.CK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O31]*24*3600" office:value-type="float" office:value="1048.99999999999" calcext:value-type="float">
            <text:p>1049</text:p>
          </table:table-cell>
          <table:table-cell table:style-name="ce7" table:formula="of:=[.CP31]*24*3600" office:value-type="float" office:value="1174" calcext:value-type="float">
            <text:p>1174</text:p>
          </table:table-cell>
          <table:table-cell table:style-name="ce7" table:formula="of:=[.CQ31]*24*3600" office:value-type="float" office:value="1018" calcext:value-type="float">
            <text:p>1018</text:p>
          </table:table-cell>
          <table:table-cell/>
          <table:table-cell table:style-name="ce8" office:value-type="string" calcext:value-type="string">
            <text:p>t<text:span text:style-name="T4">Heizung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U31]*24*3600" office:value-type="float" office:value="1048.99999999999" calcext:value-type="float">
            <text:p>1049</text:p>
          </table:table-cell>
          <table:table-cell table:style-name="ce7" table:formula="of:=[.CV31]*24*3600" office:value-type="float" office:value="1174" calcext:value-type="float">
            <text:p>1174</text:p>
          </table:table-cell>
          <table:table-cell table:style-name="ce7" table:formula="of:=[.CW31]*24*3600" office:value-type="float" office:value="1018" calcext:value-type="float">
            <text:p>1018</text:p>
          </table:table-cell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2"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/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 table:number-columns-repeated="923"/>
        </table:table-row>
        <table:table-row table:style-name="ro1"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t<text:span text:style-name="T4">Rücklauf,Theorie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text:span text:style-name="T4">Entnahme,Theorie</text:span></text:p>
          </table:table-cell>
          <table:table-cell table:style-name="ce8" office:value-type="string" calcext:value-type="string">
            <text:p>[s]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923"/>
        </table:table-row>
        <table:table-row table:style-name="ro2"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21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/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table:style-name="ce8" office:value-type="string" calcext:value-type="string">
            <text:p>[-]</text:p>
          </table:table-cell>
          <table:table-cell table:style-name="ce7" table:number-columns-repeated="3"/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table:formula="of:=[.C39]" office:value-type="float" office:value="1.01" calcext:value-type="float">
            <text:p>1,01</text:p>
          </table:table-cell>
          <table:table-cell table:style-name="ce7" table:formula="of:=[.D39]" office:value-type="float" office:value="1.01" calcext:value-type="float">
            <text:p>1,01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table:formula="of:=[.I39]" office:value-type="float" office:value="1.02" calcext:value-type="float">
            <text:p>1,02</text:p>
          </table:table-cell>
          <table:table-cell table:style-name="ce7" table:formula="of:=[.J39]" office:value-type="float" office:value="1.02" calcext:value-type="float">
            <text:p>1,02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table:formula="of:=[.O39]" office:value-type="float" office:value="1.03" calcext:value-type="float">
            <text:p>1,03</text:p>
          </table:table-cell>
          <table:table-cell table:style-name="ce7" table:formula="of:=[.P39]" office:value-type="float" office:value="1.03" calcext:value-type="float">
            <text:p>1,03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table:formula="of:=[.U39]" office:value-type="float" office:value="1.04" calcext:value-type="float">
            <text:p>1,04</text:p>
          </table:table-cell>
          <table:table-cell table:style-name="ce7" table:formula="of:=[.V39]" office:value-type="float" office:value="1.04" calcext:value-type="float">
            <text:p>1,04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table:formula="of:=[.AA39]" office:value-type="float" office:value="1.05" calcext:value-type="float">
            <text:p>1,05</text:p>
          </table:table-cell>
          <table:table-cell table:style-name="ce7" table:formula="of:=[.AB39]" office:value-type="float" office:value="1.05" calcext:value-type="float">
            <text:p>1,05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table:formula="of:=[.AG39]" office:value-type="float" office:value="1.06" calcext:value-type="float">
            <text:p>1,06</text:p>
          </table:table-cell>
          <table:table-cell table:style-name="ce7" table:formula="of:=[.AH39]" office:value-type="float" office:value="1.06" calcext:value-type="float">
            <text:p>1,06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table:formula="of:=[.AM39]" office:value-type="float" office:value="0.99" calcext:value-type="float">
            <text:p>0,99</text:p>
          </table:table-cell>
          <table:table-cell table:style-name="ce7" table:formula="of:=[.AN39]" office:value-type="float" office:value="0.99" calcext:value-type="float">
            <text:p>0,99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table:formula="of:=[.AS39]" office:value-type="float" office:value="0.98" calcext:value-type="float">
            <text:p>0,98</text:p>
          </table:table-cell>
          <table:table-cell table:style-name="ce7" table:formula="of:=[.AT39]" office:value-type="float" office:value="0.98" calcext:value-type="float">
            <text:p>0,98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table:formula="of:=[.AY39]" office:value-type="float" office:value="0.99" calcext:value-type="float">
            <text:p>0,99</text:p>
          </table:table-cell>
          <table:table-cell table:style-name="ce7" table:formula="of:=[.AZ39]" office:value-type="float" office:value="0.99" calcext:value-type="float">
            <text:p>0,99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table:formula="of:=[.BE39]" office:value-type="float" office:value="0.97" calcext:value-type="float">
            <text:p>0,97</text:p>
          </table:table-cell>
          <table:table-cell table:style-name="ce7" table:formula="of:=[.BF39]" office:value-type="float" office:value="0.97" calcext:value-type="float">
            <text:p>0,97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6" calcext:value-type="float">
            <text:p>0,96</text:p>
          </table:table-cell>
          <table:table-cell table:style-name="ce7" table:formula="of:=[.BK39]" office:value-type="float" office:value="0.96" calcext:value-type="float">
            <text:p>0,96</text:p>
          </table:table-cell>
          <table:table-cell table:style-name="ce7" table:formula="of:=[.BL39]" office:value-type="float" office:value="0.96" calcext:value-type="float">
            <text:p>0,96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55" calcext:value-type="float">
            <text:p>0,955</text:p>
          </table:table-cell>
          <table:table-cell table:style-name="ce7" table:formula="of:=[.BQ39]" office:value-type="float" office:value="0.955" calcext:value-type="float">
            <text:p>0,955</text:p>
          </table:table-cell>
          <table:table-cell table:style-name="ce7" table:formula="of:=[.BR39]" office:value-type="float" office:value="0.955" calcext:value-type="float">
            <text:p>0,955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93" calcext:value-type="float">
            <text:p>0,993</text:p>
          </table:table-cell>
          <table:table-cell table:style-name="ce7" table:formula="of:=[.BW39]" office:value-type="float" office:value="0.993" calcext:value-type="float">
            <text:p>0,993</text:p>
          </table:table-cell>
          <table:table-cell table:style-name="ce7" table:formula="of:=[.BX39]" office:value-type="float" office:value="0.993" calcext:value-type="float">
            <text:p>0,993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45" calcext:value-type="float">
            <text:p>0,945</text:p>
          </table:table-cell>
          <table:table-cell table:style-name="ce7" table:formula="of:=[.CC39]" office:value-type="float" office:value="0.945" calcext:value-type="float">
            <text:p>0,945</text:p>
          </table:table-cell>
          <table:table-cell table:style-name="ce7" table:formula="of:=[.CD39]" office:value-type="float" office:value="0.945" calcext:value-type="float">
            <text:p>0,945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55" calcext:value-type="float">
            <text:p>0,955</text:p>
          </table:table-cell>
          <table:table-cell table:style-name="ce7" table:formula="of:=[.CI39]" office:value-type="float" office:value="0.955" calcext:value-type="float">
            <text:p>0,955</text:p>
          </table:table-cell>
          <table:table-cell table:style-name="ce7" table:formula="of:=[.CJ39]" office:value-type="float" office:value="0.955" calcext:value-type="float">
            <text:p>0,955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table:formula="of:=[.CO39]" office:value-type="float" office:value="0.95" calcext:value-type="float">
            <text:p>0,95</text:p>
          </table:table-cell>
          <table:table-cell table:style-name="ce7" table:formula="of:=[.CP39]" office:value-type="float" office:value="0.95" calcext:value-type="float">
            <text:p>0,95</text:p>
          </table:table-cell>
          <table:table-cell/>
          <table:table-cell table:style-name="ce8" office:value-type="string" calcext:value-type="string">
            <text:p>t<text:span text:style-name="T4">Totzeit</text:span></text:p>
          </table:table-cell>
          <table:table-cell table:style-name="ce8" office:value-type="string" calcext:value-type="string">
            <text:p>[s]</text:p>
          </table:table-cell>
          <table:table-cell table:style-name="ce7" office:value-type="float" office:value="0.965" calcext:value-type="float">
            <text:p>0,965</text:p>
          </table:table-cell>
          <table:table-cell table:style-name="ce7" table:formula="of:=[.CU39]" office:value-type="float" office:value="0.965" calcext:value-type="float">
            <text:p>0,965</text:p>
          </table:table-cell>
          <table:table-cell table:style-name="ce7" table:formula="of:=[.CV39]" office:value-type="float" office:value="0.965" calcext:value-type="float">
            <text:p>0,965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6]-[.C39]" office:value-type="float" office:value="10.99" calcext:value-type="float">
            <text:p>10,99</text:p>
          </table:table-cell>
          <table:table-cell table:style-name="ce7" table:formula="of:=[.D36]-[.D39]" office:value-type="float" office:value="8.99" calcext:value-type="float">
            <text:p>8,99</text:p>
          </table:table-cell>
          <table:table-cell table:style-name="ce7" table:formula="of:=[.E36]-[.E39]" office:value-type="float" office:value="6.99" calcext:value-type="float">
            <text:p>6,99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I36]-[.I39]" office:value-type="float" office:value="10.98" calcext:value-type="float">
            <text:p>10,98</text:p>
          </table:table-cell>
          <table:table-cell table:style-name="ce7" table:formula="of:=[.J36]-[.J39]" office:value-type="float" office:value="8.98" calcext:value-type="float">
            <text:p>8,98</text:p>
          </table:table-cell>
          <table:table-cell table:style-name="ce7" table:formula="of:=[.K36]-[.K39]" office:value-type="float" office:value="6.98" calcext:value-type="float">
            <text:p>6,98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O36]-[.O39]" office:value-type="float" office:value="10.97" calcext:value-type="float">
            <text:p>10,97</text:p>
          </table:table-cell>
          <table:table-cell table:style-name="ce7" table:formula="of:=[.P36]-[.P39]" office:value-type="float" office:value="8.97" calcext:value-type="float">
            <text:p>8,97</text:p>
          </table:table-cell>
          <table:table-cell table:style-name="ce7" table:formula="of:=[.Q36]-[.Q39]" office:value-type="float" office:value="6.97" calcext:value-type="float">
            <text:p>6,97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U36]-[.U39]" office:value-type="float" office:value="10.96" calcext:value-type="float">
            <text:p>10,96</text:p>
          </table:table-cell>
          <table:table-cell table:style-name="ce7" table:formula="of:=[.V36]-[.V39]" office:value-type="float" office:value="8.96" calcext:value-type="float">
            <text:p>8,96</text:p>
          </table:table-cell>
          <table:table-cell table:style-name="ce7" table:formula="of:=[.W36]-[.W39]" office:value-type="float" office:value="6.96" calcext:value-type="float">
            <text:p>6,96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A36]-[.AA39]" office:value-type="float" office:value="10.95" calcext:value-type="float">
            <text:p>10,95</text:p>
          </table:table-cell>
          <table:table-cell table:style-name="ce7" table:formula="of:=[.AB36]-[.AB39]" office:value-type="float" office:value="8.95" calcext:value-type="float">
            <text:p>8,95</text:p>
          </table:table-cell>
          <table:table-cell table:style-name="ce7" table:formula="of:=[.AC36]-[.AC39]" office:value-type="float" office:value="6.95" calcext:value-type="float">
            <text:p>6,95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G36]-[.AG39]" office:value-type="float" office:value="10.94" calcext:value-type="float">
            <text:p>10,94</text:p>
          </table:table-cell>
          <table:table-cell table:style-name="ce7" table:formula="of:=[.AH36]-[.AH39]" office:value-type="float" office:value="8.94" calcext:value-type="float">
            <text:p>8,94</text:p>
          </table:table-cell>
          <table:table-cell table:style-name="ce7" table:formula="of:=[.AI36]-[.AI39]" office:value-type="float" office:value="6.94" calcext:value-type="float">
            <text:p>6,94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M36]-[.AM39]" office:value-type="float" office:value="11.01" calcext:value-type="float">
            <text:p>11,01</text:p>
          </table:table-cell>
          <table:table-cell table:style-name="ce7" table:formula="of:=[.AN36]-[.AN39]" office:value-type="float" office:value="9.01" calcext:value-type="float">
            <text:p>9,01</text:p>
          </table:table-cell>
          <table:table-cell table:style-name="ce7" table:formula="of:=[.AO36]-[.AO39]" office:value-type="float" office:value="7.01" calcext:value-type="float">
            <text:p>7,01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S36]-[.AS39]" office:value-type="float" office:value="11.02" calcext:value-type="float">
            <text:p>11,02</text:p>
          </table:table-cell>
          <table:table-cell table:style-name="ce7" table:formula="of:=[.AT36]-[.AT39]" office:value-type="float" office:value="9.02" calcext:value-type="float">
            <text:p>9,02</text:p>
          </table:table-cell>
          <table:table-cell table:style-name="ce7" table:formula="of:=[.AU36]-[.AU39]" office:value-type="float" office:value="7.02" calcext:value-type="float">
            <text:p>7,02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Y36]-[.AY39]" office:value-type="float" office:value="11.01" calcext:value-type="float">
            <text:p>11,01</text:p>
          </table:table-cell>
          <table:table-cell table:style-name="ce7" table:formula="of:=[.AZ36]-[.AZ39]" office:value-type="float" office:value="9.01" calcext:value-type="float">
            <text:p>9,01</text:p>
          </table:table-cell>
          <table:table-cell table:style-name="ce7" table:formula="of:=[.BA36]-[.BA39]" office:value-type="float" office:value="7.01" calcext:value-type="float">
            <text:p>7,01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E36]-[.BE39]" office:value-type="float" office:value="11.03" calcext:value-type="float">
            <text:p>11,03</text:p>
          </table:table-cell>
          <table:table-cell table:style-name="ce7" table:formula="of:=[.BF36]-[.BF39]" office:value-type="float" office:value="9.03" calcext:value-type="float">
            <text:p>9,03</text:p>
          </table:table-cell>
          <table:table-cell table:style-name="ce7" table:formula="of:=[.BG36]-[.BG39]" office:value-type="float" office:value="7.03" calcext:value-type="float">
            <text:p>7,03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K36]-[.BK39]" office:value-type="float" office:value="11.04" calcext:value-type="float">
            <text:p>11,04</text:p>
          </table:table-cell>
          <table:table-cell table:style-name="ce7" table:formula="of:=[.BL36]-[.BL39]" office:value-type="float" office:value="9.04" calcext:value-type="float">
            <text:p>9,04</text:p>
          </table:table-cell>
          <table:table-cell table:style-name="ce7" table:formula="of:=[.BM36]-[.BM39]" office:value-type="float" office:value="7.04" calcext:value-type="float">
            <text:p>7,04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Q36]-[.BQ39]" office:value-type="float" office:value="11.045" calcext:value-type="float">
            <text:p>11,045</text:p>
          </table:table-cell>
          <table:table-cell table:style-name="ce7" table:formula="of:=[.BR36]-[.BR39]" office:value-type="float" office:value="9.045" calcext:value-type="float">
            <text:p>9,045</text:p>
          </table:table-cell>
          <table:table-cell table:style-name="ce7" table:formula="of:=[.BS36]-[.BS39]" office:value-type="float" office:value="7.045" calcext:value-type="float">
            <text:p>7,045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W36]-[.BW39]" office:value-type="float" office:value="11.007" calcext:value-type="float">
            <text:p>11,007</text:p>
          </table:table-cell>
          <table:table-cell table:style-name="ce7" table:formula="of:=[.BX36]-[.BX39]" office:value-type="float" office:value="9.007" calcext:value-type="float">
            <text:p>9,007</text:p>
          </table:table-cell>
          <table:table-cell table:style-name="ce7" table:formula="of:=[.BY36]-[.BY39]" office:value-type="float" office:value="7.007" calcext:value-type="float">
            <text:p>7,007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C36]-[.CC39]" office:value-type="float" office:value="11.055" calcext:value-type="float">
            <text:p>11,055</text:p>
          </table:table-cell>
          <table:table-cell table:style-name="ce7" table:formula="of:=[.CD36]-[.CD39]" office:value-type="float" office:value="9.055" calcext:value-type="float">
            <text:p>9,055</text:p>
          </table:table-cell>
          <table:table-cell table:style-name="ce7" table:formula="of:=[.CE36]-[.CE39]" office:value-type="float" office:value="7.055" calcext:value-type="float">
            <text:p>7,055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I36]-[.CI39]" office:value-type="float" office:value="11.045" calcext:value-type="float">
            <text:p>11,045</text:p>
          </table:table-cell>
          <table:table-cell table:style-name="ce7" table:formula="of:=[.CJ36]-[.CJ39]" office:value-type="float" office:value="9.045" calcext:value-type="float">
            <text:p>9,045</text:p>
          </table:table-cell>
          <table:table-cell table:style-name="ce7" table:formula="of:=[.CK36]-[.CK39]" office:value-type="float" office:value="7.045" calcext:value-type="float">
            <text:p>7,045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O36]-[.CO39]" office:value-type="float" office:value="11.05" calcext:value-type="float">
            <text:p>11,05</text:p>
          </table:table-cell>
          <table:table-cell table:style-name="ce7" table:formula="of:=[.CP36]-[.CP39]" office:value-type="float" office:value="9.05" calcext:value-type="float">
            <text:p>9,05</text:p>
          </table:table-cell>
          <table:table-cell table:style-name="ce7" table:formula="of:=[.CQ36]-[.CQ39]" office:value-type="float" office:value="7.05" calcext:value-type="float">
            <text:p>7,05</text:p>
          </table:table-cell>
          <table:table-cell/>
          <table:table-cell table:style-name="ce8" office:value-type="string" calcext:value-type="string">
            <text:p>t<text:span text:style-name="T4">Rücklauf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U36]-[.CU39]" office:value-type="float" office:value="11.035" calcext:value-type="float">
            <text:p>11,035</text:p>
          </table:table-cell>
          <table:table-cell table:style-name="ce7" table:formula="of:=[.CV36]-[.CV39]" office:value-type="float" office:value="9.035" calcext:value-type="float">
            <text:p>9,035</text:p>
          </table:table-cell>
          <table:table-cell table:style-name="ce7" table:formula="of:=[.CW36]-[.CW39]" office:value-type="float" office:value="7.035" calcext:value-type="float">
            <text:p>7,035</text:p>
          </table:table-cell>
          <table:table-cell table:number-columns-repeated="923"/>
        </table:table-row>
        <table:table-row table:style-name="ro2"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37]+[.C39]" office:value-type="float" office:value="4.01" calcext:value-type="float">
            <text:p>4,01</text:p>
          </table:table-cell>
          <table:table-cell table:style-name="ce7" table:formula="of:=[.D37]+[.D39]" office:value-type="float" office:value="4.01" calcext:value-type="float">
            <text:p>4,01</text:p>
          </table:table-cell>
          <table:table-cell table:style-name="ce7" table:formula="of:=[.E37]+[.E39]" office:value-type="float" office:value="4.01" calcext:value-type="float">
            <text:p>4,01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I37]+[.I39]" office:value-type="float" office:value="4.02" calcext:value-type="float">
            <text:p>4,02</text:p>
          </table:table-cell>
          <table:table-cell table:style-name="ce7" table:formula="of:=[.J37]+[.J39]" office:value-type="float" office:value="4.02" calcext:value-type="float">
            <text:p>4,02</text:p>
          </table:table-cell>
          <table:table-cell table:style-name="ce7" table:formula="of:=[.K37]+[.K39]" office:value-type="float" office:value="4.02" calcext:value-type="float">
            <text:p>4,02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O37]+[.O39]" office:value-type="float" office:value="4.03" calcext:value-type="float">
            <text:p>4,03</text:p>
          </table:table-cell>
          <table:table-cell table:style-name="ce7" table:formula="of:=[.P37]+[.P39]" office:value-type="float" office:value="4.03" calcext:value-type="float">
            <text:p>4,03</text:p>
          </table:table-cell>
          <table:table-cell table:style-name="ce7" table:formula="of:=[.Q37]+[.Q39]" office:value-type="float" office:value="4.03" calcext:value-type="float">
            <text:p>4,03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U37]+[.U39]" office:value-type="float" office:value="4.04" calcext:value-type="float">
            <text:p>4,04</text:p>
          </table:table-cell>
          <table:table-cell table:style-name="ce7" table:formula="of:=[.V37]+[.V39]" office:value-type="float" office:value="4.04" calcext:value-type="float">
            <text:p>4,04</text:p>
          </table:table-cell>
          <table:table-cell table:style-name="ce7" table:formula="of:=[.W37]+[.W39]" office:value-type="float" office:value="4.04" calcext:value-type="float">
            <text:p>4,04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A37]+[.AA39]" office:value-type="float" office:value="4.05" calcext:value-type="float">
            <text:p>4,05</text:p>
          </table:table-cell>
          <table:table-cell table:style-name="ce7" table:formula="of:=[.AB37]+[.AB39]" office:value-type="float" office:value="4.05" calcext:value-type="float">
            <text:p>4,05</text:p>
          </table:table-cell>
          <table:table-cell table:style-name="ce7" table:formula="of:=[.AC37]+[.AC39]" office:value-type="float" office:value="4.05" calcext:value-type="float">
            <text:p>4,05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G37]+[.AG39]" office:value-type="float" office:value="4.06" calcext:value-type="float">
            <text:p>4,06</text:p>
          </table:table-cell>
          <table:table-cell table:style-name="ce7" table:formula="of:=[.AH37]+[.AH39]" office:value-type="float" office:value="4.06" calcext:value-type="float">
            <text:p>4,06</text:p>
          </table:table-cell>
          <table:table-cell table:style-name="ce7" table:formula="of:=[.AI37]+[.AI39]" office:value-type="float" office:value="4.06" calcext:value-type="float">
            <text:p>4,06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M37]+[.AM39]" office:value-type="float" office:value="3.99" calcext:value-type="float">
            <text:p>3,99</text:p>
          </table:table-cell>
          <table:table-cell table:style-name="ce7" table:formula="of:=[.AN37]+[.AN39]" office:value-type="float" office:value="3.99" calcext:value-type="float">
            <text:p>3,99</text:p>
          </table:table-cell>
          <table:table-cell table:style-name="ce7" table:formula="of:=[.AO37]+[.AO39]" office:value-type="float" office:value="3.99" calcext:value-type="float">
            <text:p>3,99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S37]+[.AS39]" office:value-type="float" office:value="3.98" calcext:value-type="float">
            <text:p>3,98</text:p>
          </table:table-cell>
          <table:table-cell table:style-name="ce7" table:formula="of:=[.AT37]+[.AT39]" office:value-type="float" office:value="3.98" calcext:value-type="float">
            <text:p>3,98</text:p>
          </table:table-cell>
          <table:table-cell table:style-name="ce7" table:formula="of:=[.AU37]+[.AU39]" office:value-type="float" office:value="3.98" calcext:value-type="float">
            <text:p>3,98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AY37]+[.AY39]" office:value-type="float" office:value="3.99" calcext:value-type="float">
            <text:p>3,99</text:p>
          </table:table-cell>
          <table:table-cell table:style-name="ce7" table:formula="of:=[.AZ37]+[.AZ39]" office:value-type="float" office:value="3.99" calcext:value-type="float">
            <text:p>3,99</text:p>
          </table:table-cell>
          <table:table-cell table:style-name="ce7" table:formula="of:=[.BA37]+[.BA39]" office:value-type="float" office:value="3.99" calcext:value-type="float">
            <text:p>3,99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E37]+[.BE39]" office:value-type="float" office:value="3.97" calcext:value-type="float">
            <text:p>3,97</text:p>
          </table:table-cell>
          <table:table-cell table:style-name="ce7" table:formula="of:=[.BF37]+[.BF39]" office:value-type="float" office:value="3.97" calcext:value-type="float">
            <text:p>3,97</text:p>
          </table:table-cell>
          <table:table-cell table:style-name="ce7" table:formula="of:=[.BG37]+[.BG39]" office:value-type="float" office:value="3.97" calcext:value-type="float">
            <text:p>3,97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K37]+[.BK39]" office:value-type="float" office:value="3.96" calcext:value-type="float">
            <text:p>3,96</text:p>
          </table:table-cell>
          <table:table-cell table:style-name="ce7" table:formula="of:=[.BL37]+[.BL39]" office:value-type="float" office:value="3.96" calcext:value-type="float">
            <text:p>3,96</text:p>
          </table:table-cell>
          <table:table-cell table:style-name="ce7" table:formula="of:=[.BM37]+[.BM39]" office:value-type="float" office:value="3.96" calcext:value-type="float">
            <text:p>3,96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Q37]+[.BQ39]" office:value-type="float" office:value="3.955" calcext:value-type="float">
            <text:p>3,955</text:p>
          </table:table-cell>
          <table:table-cell table:style-name="ce7" table:formula="of:=[.BR37]+[.BR39]" office:value-type="float" office:value="3.955" calcext:value-type="float">
            <text:p>3,955</text:p>
          </table:table-cell>
          <table:table-cell table:style-name="ce7" table:formula="of:=[.BS37]+[.BS39]" office:value-type="float" office:value="3.955" calcext:value-type="float">
            <text:p>3,955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BW37]+[.BW39]" office:value-type="float" office:value="3.993" calcext:value-type="float">
            <text:p>3,993</text:p>
          </table:table-cell>
          <table:table-cell table:style-name="ce7" table:formula="of:=[.BX37]+[.BX39]" office:value-type="float" office:value="3.993" calcext:value-type="float">
            <text:p>3,993</text:p>
          </table:table-cell>
          <table:table-cell table:style-name="ce7" table:formula="of:=[.BY37]+[.BY39]" office:value-type="float" office:value="3.993" calcext:value-type="float">
            <text:p>3,993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C37]+[.CC39]" office:value-type="float" office:value="3.945" calcext:value-type="float">
            <text:p>3,945</text:p>
          </table:table-cell>
          <table:table-cell table:style-name="ce7" table:formula="of:=[.CD37]+[.CD39]" office:value-type="float" office:value="3.945" calcext:value-type="float">
            <text:p>3,945</text:p>
          </table:table-cell>
          <table:table-cell table:style-name="ce7" table:formula="of:=[.CE37]+[.CE39]" office:value-type="float" office:value="3.945" calcext:value-type="float">
            <text:p>3,945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I37]+[.CI39]" office:value-type="float" office:value="3.955" calcext:value-type="float">
            <text:p>3,955</text:p>
          </table:table-cell>
          <table:table-cell table:style-name="ce7" table:formula="of:=[.CJ37]+[.CJ39]" office:value-type="float" office:value="3.955" calcext:value-type="float">
            <text:p>3,955</text:p>
          </table:table-cell>
          <table:table-cell table:style-name="ce7" table:formula="of:=[.CK37]+[.CK39]" office:value-type="float" office:value="3.955" calcext:value-type="float">
            <text:p>3,955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O37]+[.CO39]" office:value-type="float" office:value="3.95" calcext:value-type="float">
            <text:p>3,95</text:p>
          </table:table-cell>
          <table:table-cell table:style-name="ce7" table:formula="of:=[.CP37]+[.CP39]" office:value-type="float" office:value="3.95" calcext:value-type="float">
            <text:p>3,95</text:p>
          </table:table-cell>
          <table:table-cell table:style-name="ce7" table:formula="of:=[.CQ37]+[.CQ39]" office:value-type="float" office:value="3.95" calcext:value-type="float">
            <text:p>3,95</text:p>
          </table:table-cell>
          <table:table-cell/>
          <table:table-cell table:style-name="ce8" office:value-type="string" calcext:value-type="string">
            <text:p>t<text:span text:style-name="T4">Entnahme,Praxis</text:span></text:p>
          </table:table-cell>
          <table:table-cell table:style-name="ce8" office:value-type="string" calcext:value-type="string">
            <text:p>[s]</text:p>
          </table:table-cell>
          <table:table-cell table:style-name="ce7" table:formula="of:=[.CU37]+[.CU39]" office:value-type="float" office:value="3.965" calcext:value-type="float">
            <text:p>3,965</text:p>
          </table:table-cell>
          <table:table-cell table:style-name="ce7" table:formula="of:=[.CV37]+[.CV39]" office:value-type="float" office:value="3.965" calcext:value-type="float">
            <text:p>3,965</text:p>
          </table:table-cell>
          <table:table-cell table:style-name="ce7" table:formula="of:=[.CW37]+[.CW39]" office:value-type="float" office:value="3.965" calcext:value-type="float">
            <text:p>3,965</text:p>
          </table:table-cell>
          <table:table-cell table:number-columns-repeated="9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ine Messdaten" table:style-name="ta3">
        <office:forms form:automatic-focus="false" form:apply-design-mode="false"/>
        <table:table-column table:style-name="co9" table:number-columns-repeated="2" table:default-cell-style-name="ce8"/>
        <table:table-column table:style-name="co9" table:number-columns-repeated="3" table:default-cell-style-name="ce7"/>
        <table:table-column table:style-name="co10" table:default-cell-style-name="Default"/>
        <table:table-column table:style-name="co9" table:number-columns-repeated="7" table:default-cell-style-name="Default"/>
        <table:table-row table:style-name="ro5">
          <table:table-cell table:style-name="ce26" office:value-type="string" calcext:value-type="string">
            <text:p>J</text:p>
          </table:table-cell>
          <table:table-cell table:style-name="ce5"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  <table:table-cell/>
          <table:table-cell table:style-name="ce5" office:value-type="string" calcext:value-type="string">
            <text:p>Versuch 1</text:p>
          </table:table-cell>
          <table:table-cell table:style-name="ce5" office:value-type="string" calcext:value-type="string">
            <text:p>Versuch 2</text:p>
          </table:table-cell>
          <table:table-cell table:style-name="ce5" office:value-type="string" calcext:value-type="string">
            <text:p>Versuch 3</text:p>
          </table:table-cell>
        </table:table-row>
        <table:table-row table:style-name="ro6">
          <table:table-cell table:style-name="ce6" office:value-type="string" calcext:value-type="string">
            <text:p><text:span text:style-name="T1">r</text:span><text:span text:style-name="T2">K</text:span><text:span text:style-name="T3"> </text:span></text:p>
          </table:table-cell>
          <table:table-cell office:value-type="string" calcext:value-type="string">
            <text:p>[kg/m<text:span text:style-name="T15">3</text:span><text:span text:style-name="T16">]</text:span></text:p>
          </table:table-cell>
          <table:table-cell office:value-type="float" office:value="832.3" calcext:value-type="float">
            <text:p>832,3</text:p>
          </table:table-cell>
          <table:table-cell office:value-type="float" office:value="867" calcext:value-type="float">
            <text:p>867</text:p>
          </table:table-cell>
          <table:table-cell office:value-type="float" office:value="890.3" calcext:value-type="float">
            <text:p>890,3</text:p>
          </table:table-cell>
          <table:table-cell office:value-type="string" calcext:value-type="string">
            <text:p>w(EtOH)_K</text:p>
          </table:table-cell>
          <table:table-cell table:style-name="ce27" table:formula="of:=6.26356*10^-9*(SQRT(-3.19307*10^18*([.C2]-1050.3264))-12901290063)/100" office:value-type="float" office:value="0.844566591017322" calcext:value-type="float">
            <text:p>0,845</text:p>
          </table:table-cell>
          <table:table-cell table:style-name="ce27" table:formula="of:=6.26356*10^-9*(SQRT(-3.19307*10^18*([.D2]-1050.3264))-12901290063)/100" office:value-type="float" office:value="0.707357236363257" calcext:value-type="float">
            <text:p>0,707</text:p>
          </table:table-cell>
          <table:table-cell table:style-name="ce27" table:formula="of:=6.26356*10^-9*(SQRT(-3.19307*10^18*([.E2]-1050.3264))-12901290063)/100" office:value-type="float" office:value="0.607783108242169" calcext:value-type="float">
            <text:p>0,608</text:p>
          </table:table-cell>
          <table:table-cell office:value-type="string" calcext:value-type="string">
            <text:p>x(EtOH)_K</text:p>
          </table:table-cell>
          <table:table-cell table:style-name="ce27" table:formula="of:=([.G2]/46.07)/(([.G2]/46.07)+((1-[.G2])/18.02))" office:value-type="float" office:value="0.680033651935749" calcext:value-type="float">
            <text:p>0,680</text:p>
          </table:table-cell>
          <table:table-cell table:style-name="ce27" table:formula="of:=([.H2]/46.07)/(([.H2]/46.07)+((1-[.H2])/18.02))" office:value-type="float" office:value="0.485979543442829" calcext:value-type="float">
            <text:p>0,486</text:p>
          </table:table-cell>
          <table:table-cell table:style-name="ce27" table:formula="of:=([.I2]/46.07)/(([.I2]/46.07)+((1-[.I2])/18.02))" office:value-type="float" office:value="0.377381673675092" calcext:value-type="float">
            <text:p>0,377</text:p>
          </table:table-cell>
        </table:table-row>
        <table:table-row table:style-name="ro6">
          <table:table-cell table:style-name="ce6" office:value-type="string" calcext:value-type="string">
            <text:p><text:span text:style-name="T1">r</text:span><text:span text:style-name="T2">F</text:span><text:span text:style-name="T3"> </text:span></text:p>
          </table:table-cell>
          <table:table-cell office:value-type="string" calcext:value-type="string">
            <text:p>[kg/m<text:span text:style-name="T15">3</text:span><text:span text:style-name="T16">]</text:span></text:p>
          </table:table-cell>
          <table:table-cell office:value-type="float" office:value="989.48" calcext:value-type="float">
            <text:p>989,48</text:p>
          </table:table-cell>
          <table:table-cell table:formula="of:=[.C3]" office:value-type="float" office:value="989.48" calcext:value-type="float">
            <text:p>989,48</text:p>
          </table:table-cell>
          <table:table-cell table:formula="of:=[.C3]" office:value-type="float" office:value="989.48" calcext:value-type="float">
            <text:p>989,48</text:p>
          </table:table-cell>
          <table:table-cell office:value-type="string" calcext:value-type="string">
            <text:p>w(EtOH)_F</text:p>
          </table:table-cell>
          <table:table-cell table:style-name="ce27" table:formula="of:=6.26356*10^-9*(SQRT(-3.19307*10^18*([.C3]-1050.3264))-12901290063)/100" office:value-type="float" office:value="0.0649775732801616" calcext:value-type="float">
            <text:p>0,065</text:p>
          </table:table-cell>
          <table:table-cell table:style-name="ce27" table:formula="of:=6.26356*10^-9*(SQRT(-3.19307*10^18*([.D3]-1050.3264))-12901290063)/100" office:value-type="float" office:value="0.0649775732801616" calcext:value-type="float">
            <text:p>0,065</text:p>
          </table:table-cell>
          <table:table-cell table:style-name="ce27" table:formula="of:=6.26356*10^-9*(SQRT(-3.19307*10^18*([.E3]-1050.3264))-12901290063)/100" office:value-type="float" office:value="0.0649775732801616" calcext:value-type="float">
            <text:p>0,065</text:p>
          </table:table-cell>
          <table:table-cell office:value-type="string" calcext:value-type="string">
            <text:p>x(EtOH)_F</text:p>
          </table:table-cell>
          <table:table-cell table:style-name="ce27" table:formula="of:=([.G3]/46.07)/(([.G3]/46.07)+((1-[.G3])/18.02))" office:value-type="float" office:value="0.0264624910024523" calcext:value-type="float">
            <text:p>0,026</text:p>
          </table:table-cell>
          <table:table-cell table:style-name="ce27" table:formula="of:=([.H3]/46.07)/(([.H3]/46.07)+((1-[.H3])/18.02))" office:value-type="float" office:value="0.0264624910024523" calcext:value-type="float">
            <text:p>0,026</text:p>
          </table:table-cell>
          <table:table-cell table:style-name="ce27" table:formula="of:=([.I3]/46.07)/(([.I3]/46.07)+((1-[.I3])/18.02))" office:value-type="float" office:value="0.0264624910024523" calcext:value-type="float">
            <text:p>0,026</text:p>
          </table:table-cell>
        </table:table-row>
        <table:table-row table:style-name="ro6">
          <table:table-cell table:style-name="ce6" office:value-type="string" calcext:value-type="string">
            <text:p><text:span text:style-name="T1">r</text:span><text:span text:style-name="T2">S</text:span><text:span text:style-name="T3"> </text:span></text:p>
          </table:table-cell>
          <table:table-cell office:value-type="string" calcext:value-type="string">
            <text:p>[kg/m<text:span text:style-name="T15">3</text:span><text:span text:style-name="T16">]</text:span></text:p>
          </table:table-cell>
          <table:table-cell office:value-type="float" office:value="997.67" calcext:value-type="float">
            <text:p>997,67</text:p>
          </table:table-cell>
          <table:table-cell office:value-type="float" office:value="997.7" calcext:value-type="float">
            <text:p>997,7</text:p>
          </table:table-cell>
          <table:table-cell office:value-type="float" office:value="997.9" calcext:value-type="float">
            <text:p>997,9</text:p>
          </table:table-cell>
          <table:table-cell office:value-type="string" calcext:value-type="string">
            <text:p>w(EtOH)_S</text:p>
          </table:table-cell>
          <table:table-cell table:style-name="ce27" table:formula="of:=6.26356*10^-9*(SQRT(-3.19307*10^18*([.C4]-1050.3264))-12901290063)/100" office:value-type="float" office:value="0.0040976240678959" calcext:value-type="float">
            <text:p>0,004</text:p>
          </table:table-cell>
          <table:table-cell table:style-name="ce27" table:formula="of:=6.26356*10^-9*(SQRT(-3.19307*10^18*([.D4]-1050.3264))-12901290063)/100" office:value-type="float" office:value="0.00386622957976112" calcext:value-type="float">
            <text:p>0,004</text:p>
          </table:table-cell>
          <table:table-cell table:style-name="ce27" table:formula="of:=6.26356*10^-9*(SQRT(-3.19307*10^18*([.E4]-1050.3264))-12901290063)/100" office:value-type="float" office:value="0.00232191120027853" calcext:value-type="float">
            <text:p>0,002</text:p>
          </table:table-cell>
          <table:table-cell table:style-name="ce29" office:value-type="string" calcext:value-type="string">
            <text:p>x(EtOH)_S</text:p>
          </table:table-cell>
          <table:table-cell table:style-name="ce27" table:formula="of:=([.G4]/46.07)/(([.G4]/46.07)+((1-[.G4])/18.02))" office:value-type="float" office:value="0.00160676937557075" calcext:value-type="float">
            <text:p>0,002</text:p>
          </table:table-cell>
          <table:table-cell table:style-name="ce27" table:formula="of:=([.H4]/46.07)/(([.H4]/46.07)+((1-[.H4])/18.02))" office:value-type="float" office:value="0.0015158203672658" calcext:value-type="float">
            <text:p>0,002</text:p>
          </table:table-cell>
          <table:table-cell table:style-name="ce27" table:formula="of:=([.I4]/46.07)/(([.I4]/46.07)+((1-[.I4])/18.02))" office:value-type="float" office:value="0.000909487179804273" calcext:value-type="float">
            <text:p>0,001</text:p>
          </table:table-cell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8">
          <table:table-cell office:value-type="string" calcext:value-type="string">
            <text:p>V<text:span text:style-name="T4">K</text:span></text:p>
          </table:table-cell>
          <table:table-cell office:value-type="string" calcext:value-type="string">
            <text:p>[L]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K</text:span></text:p>
          </table:table-cell>
          <table:table-cell/>
          <table:table-cell table:style-name="ce20" office:value-type="time" office:time-value="PT00H16M08S" calcext:value-type="time">
            <text:p>00:16:08</text:p>
          </table:table-cell>
          <table:table-cell table:style-name="ce20" office:value-type="time" office:time-value="PT00H15M27S" calcext:value-type="time">
            <text:p>00:15:27</text:p>
          </table:table-cell>
          <table:table-cell table:style-name="ce20" office:value-type="time" office:time-value="PT00H12M40S" calcext:value-type="time">
            <text:p>00:12:40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K</text:span></text:p>
          </table:table-cell>
          <table:table-cell office:value-type="string" calcext:value-type="string">
            <text:p>[s]</text:p>
          </table:table-cell>
          <table:table-cell table:formula="of:=[.C7]*24*3600" office:value-type="float" office:value="968" calcext:value-type="float">
            <text:p>968</text:p>
          </table:table-cell>
          <table:table-cell table:formula="of:=[.D7]*24*3600" office:value-type="float" office:value="927" calcext:value-type="float">
            <text:p>927</text:p>
          </table:table-cell>
          <table:table-cell table:formula="of:=[.E7]*24*3600" office:value-type="float" office:value="760" calcext:value-type="float">
            <text:p>760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V̇<text:span text:style-name="T4">K</text:span></text:p>
          </table:table-cell>
          <table:table-cell office:value-type="string" calcext:value-type="string">
            <text:p>[L/h]</text:p>
          </table:table-cell>
          <table:table-cell table:style-name="ce21" table:formula="of:=[.C6]/([.C8]/3600)" office:value-type="float" office:value="0.371900826446281" calcext:value-type="float">
            <text:p>0,372</text:p>
          </table:table-cell>
          <table:table-cell table:style-name="ce21" table:formula="of:=[.D6]/([.D8]/3600)" office:value-type="float" office:value="0.388349514563107" calcext:value-type="float">
            <text:p>0,388</text:p>
          </table:table-cell>
          <table:table-cell table:style-name="ce21" table:formula="of:=[.E6]/([.E8]/3600)" office:value-type="float" office:value="0.473684210526316" calcext:value-type="float">
            <text:p>0,474</text:p>
          </table:table-cell>
          <table:table-cell office:value-type="string" calcext:value-type="string">
            <text:p>n(EtOH)_K [mol/h]</text:p>
          </table:table-cell>
          <table:table-cell table:style-name="ce28" table:formula="of:=([.C2]*[.C9]*[.G2])/46.07" office:value-type="float" office:value="5.67443628123701" calcext:value-type="float">
            <text:p>5,67</text:p>
          </table:table-cell>
          <table:table-cell table:style-name="ce28" table:formula="of:=([.D2]*[.D9]*[.H2])/46.07" office:value-type="float" office:value="5.16966561165423" calcext:value-type="float">
            <text:p>5,17</text:p>
          </table:table-cell>
          <table:table-cell table:style-name="ce28" table:formula="of:=([.E2]*[.E9]*[.I2])/46.07" office:value-type="float" office:value="5.56359739916606" calcext:value-type="float">
            <text:p>5,56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V̇<text:span text:style-name="T4">F</text:span></text:p>
          </table:table-cell>
          <table:table-cell office:value-type="string" calcext:value-type="string">
            <text:p>[L/h]</text:p>
          </table:table-cell>
          <table:table-cell table:style-name="ce22" office:value-type="float" office:value="4.19642857142858" calcext:value-type="float">
            <text:p>4,20</text:p>
          </table:table-cell>
          <table:table-cell table:style-name="ce22" office:value-type="float" office:value="4.75892857142855" calcext:value-type="float">
            <text:p>4,76</text:p>
          </table:table-cell>
          <table:table-cell table:style-name="ce22" office:value-type="float" office:value="4.02777777777779" calcext:value-type="float">
            <text:p>4,03</text:p>
          </table:table-cell>
          <table:table-cell office:value-type="string" calcext:value-type="string">
            <text:p>n(EtOH)_F [mol/h]</text:p>
          </table:table-cell>
          <table:table-cell table:style-name="ce28" table:formula="of:=([.C3]*[.C10]*[.G3])/46.07" office:value-type="float" office:value="5.85641886731945" calcext:value-type="float">
            <text:p>5,86</text:p>
          </table:table-cell>
          <table:table-cell table:style-name="ce28" table:formula="of:=([.D3]*[.D10]*[.H3])/46.07" office:value-type="float" office:value="6.64142820485372" calcext:value-type="float">
            <text:p>6,64</text:p>
          </table:table-cell>
          <table:table-cell table:style-name="ce28" table:formula="of:=([.E3]*[.E10]*[.I3])/46.07" office:value-type="float" office:value="5.62105451567778" calcext:value-type="float">
            <text:p>5,62</text:p>
          </table:table-cell>
          <table:table-cell table:number-columns-repeated="4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9">
          <table:table-cell table:style-name="ce9" office:value-type="string" calcext:value-type="string">
            <text:p><text:span text:style-name="T5">ϑ</text:span><text:span text:style-name="T6">F</text:span></text:p>
          </table:table-cell>
          <table:table-cell table:style-name="ce7" office:value-type="string" calcext:value-type="string">
            <text:p>[°C]</text:p>
          </table:table-cell>
          <table:table-cell office:value-type="float" office:value="21.65" calcext:value-type="float">
            <text:p>21,65</text:p>
          </table:table-cell>
          <table:table-cell office:value-type="float" office:value="20.1" calcext:value-type="float">
            <text:p>20,1</text:p>
          </table:table-cell>
          <table:table-cell office:value-type="float" office:value="20.3" calcext:value-type="float">
            <text:p>20,3</text:p>
          </table:table-cell>
          <table:table-cell table:number-columns-repeated="8"/>
        </table:table-row>
        <table:table-row table:style-name="ro9">
          <table:table-cell table:style-name="ce9" office:value-type="string" calcext:value-type="string">
            <text:p><text:span text:style-name="T5">ϑ</text:span><text:span text:style-name="T6">K</text:span></text:p>
          </table:table-cell>
          <table:table-cell table:style-name="ce7" office:value-type="string" calcext:value-type="string">
            <text:p>[°C]</text:p>
          </table:table-cell>
          <table:table-cell office:value-type="float" office:value="78.9" calcext:value-type="float">
            <text:p>78,9</text:p>
          </table:table-cell>
          <table:table-cell office:value-type="float" office:value="82.25" calcext:value-type="float">
            <text:p>82,25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9">
          <table:table-cell table:style-name="ce9" office:value-type="string" calcext:value-type="string">
            <text:p><text:span text:style-name="T5">ϑ</text:span><text:span text:style-name="T6">S</text:span></text:p>
          </table:table-cell>
          <table:table-cell table:style-name="ce7" office:value-type="string" calcext:value-type="string">
            <text:p>[°C]</text:p>
          </table:table-cell>
          <table:table-cell office:value-type="float" office:value="99.05" calcext:value-type="float">
            <text:p>99,05</text:p>
          </table:table-cell>
          <table:table-cell table:number-columns-repeated="2" office:value-type="float" office:value="98.8" calcext:value-type="float">
            <text:p>98,8</text:p>
          </table:table-cell>
          <table:table-cell table:number-columns-repeated="8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10">
          <table:table-cell table:style-name="ce9" office:value-type="string" calcext:value-type="string">
            <text:p><text:span text:style-name="T7">ϑ</text:span><text:span text:style-name="T8">Kühler,</text:span><text:span text:style-name="T9">a</text:span></text:p>
          </table:table-cell>
          <table:table-cell table:style-name="ce7" office:value-type="string" calcext:value-type="string">
            <text:p>[°C]</text:p>
          </table:table-cell>
          <table:table-cell office:value-type="float" office:value="13.3" calcext:value-type="float">
            <text:p>13,3</text:p>
          </table:table-cell>
          <table:table-cell office:value-type="float" office:value="12.8" calcext:value-type="float">
            <text:p>12,8</text:p>
          </table:table-cell>
          <table:table-cell office:value-type="float" office:value="12.5" calcext:value-type="float">
            <text:p>12,5</text:p>
          </table:table-cell>
          <table:table-cell table:number-columns-repeated="8"/>
        </table:table-row>
        <table:table-row table:style-name="ro10">
          <table:table-cell table:style-name="ce9" office:value-type="string" calcext:value-type="string">
            <text:p><text:span text:style-name="T7">ϑ</text:span><text:span text:style-name="T8">Kühler,</text:span><text:span text:style-name="T9">w</text:span></text:p>
          </table:table-cell>
          <table:table-cell table:style-name="ce7" office:value-type="string" calcext:value-type="string">
            <text:p>[°C]</text:p>
          </table:table-cell>
          <table:table-cell office:value-type="float" office:value="19.45" calcext:value-type="float">
            <text:p>19,45</text:p>
          </table:table-cell>
          <table:table-cell office:value-type="float" office:value="18.95" calcext:value-type="float">
            <text:p>18,95</text:p>
          </table:table-cell>
          <table:table-cell office:value-type="float" office:value="18.25" calcext:value-type="float">
            <text:p>18,25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V̇<text:span text:style-name="T4">Kühler</text:span></text:p>
          </table:table-cell>
          <table:table-cell office:value-type="string" calcext:value-type="string">
            <text:p>[L/h]</text:p>
          </table:table-cell>
          <table:table-cell office:value-type="float" office:value="28.25" calcext:value-type="float">
            <text:p>28,25</text:p>
          </table:table-cell>
          <table:table-cell office:value-type="float" office:value="28.5" calcext:value-type="float">
            <text:p>28,5</text:p>
          </table:table-cell>
          <table:table-cell office:value-type="float" office:value="28.45" calcext:value-type="float">
            <text:p>28,45</text:p>
          </table:table-cell>
          <table:table-cell table:number-columns-repeated="8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11">
          <table:table-cell office:value-type="string" calcext:value-type="string">
            <text:p>Q<text:span text:style-name="T10">Heizung,</text:span><text:span text:style-name="T11">a</text:span></text:p>
          </table:table-cell>
          <table:table-cell office:value-type="string" calcext:value-type="string">
            <text:p>[Wh]</text:p>
          </table:table-cell>
          <table:table-cell office:value-type="float" office:value="1676.7" calcext:value-type="float">
            <text:p>1676,7</text:p>
          </table:table-cell>
          <table:table-cell office:value-type="float" office:value="2330.1" calcext:value-type="float">
            <text:p>2330,1</text:p>
          </table:table-cell>
          <table:table-cell office:value-type="float" office:value="2950.4" calcext:value-type="float">
            <text:p>2950,4</text:p>
          </table:table-cell>
          <table:table-cell office:value-type="string" calcext:value-type="string">
            <text:p>deltaQ [Wh]</text:p>
          </table:table-cell>
          <table:table-cell table:formula="of:=[.C21]-[.C20]" office:value-type="float" office:value="358.3" calcext:value-type="float">
            <text:p>358,3</text:p>
          </table:table-cell>
          <table:table-cell table:formula="of:=[.D21]-[.D20]" office:value-type="float" office:value="401.1" calcext:value-type="float">
            <text:p>401,1</text:p>
          </table:table-cell>
          <table:table-cell table:formula="of:=[.E21]-[.E20]" office:value-type="float" office:value="347.5" calcext:value-type="float">
            <text:p>347,5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Q<text:span text:style-name="T10">Heizung,</text:span><text:span text:style-name="T11">w</text:span></text:p>
          </table:table-cell>
          <table:table-cell office:value-type="string" calcext:value-type="string">
            <text:p>[Wh]</text:p>
          </table:table-cell>
          <table:table-cell office:value-type="float" office:value="2035" calcext:value-type="float">
            <text:p>2035</text:p>
          </table:table-cell>
          <table:table-cell office:value-type="float" office:value="2731.2" calcext:value-type="float">
            <text:p>2731,2</text:p>
          </table:table-cell>
          <table:table-cell office:value-type="float" office:value="3297.9" calcext:value-type="float">
            <text:p>3297,9</text:p>
          </table:table-cell>
          <table:table-cell office:value-type="string" calcext:value-type="string">
            <text:p>Q [W]</text:p>
          </table:table-cell>
          <table:table-cell table:style-name="ce28" table:formula="of:=[.G20]/([.C26]/3600)" office:value-type="float" office:value="1229.62821734986" calcext:value-type="float">
            <text:p>1.229,63</text:p>
          </table:table-cell>
          <table:table-cell table:style-name="ce28" table:formula="of:=[.H20]/([.D26]/3600)" office:value-type="float" office:value="1229.94889267462" calcext:value-type="float">
            <text:p>1.229,95</text:p>
          </table:table-cell>
          <table:table-cell table:style-name="ce28" table:formula="of:=[.I20]/([.E26]/3600)" office:value-type="float" office:value="1228.88015717092" calcext:value-type="float">
            <text:p>1.228,88</text:p>
          </table:table-cell>
          <table:table-cell table:number-columns-repeated="4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7">
          <table:table-cell office:value-type="string" calcext:value-type="string">
            <text:p>Startzeit</text:p>
          </table:table-cell>
          <table:table-cell/>
          <table:table-cell table:style-name="ce20" office:value-type="time" office:time-value="PT09H46M19S" calcext:value-type="time">
            <text:p>09:46:19</text:p>
          </table:table-cell>
          <table:table-cell table:style-name="ce20" office:value-type="time" office:time-value="PT10H18M11S" calcext:value-type="time">
            <text:p>10:18:11</text:p>
          </table:table-cell>
          <table:table-cell table:style-name="ce20" office:value-type="time" office:time-value="PT10H48M26S" calcext:value-type="time">
            <text:p>10:48:26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ndzeit</text:p>
          </table:table-cell>
          <table:table-cell/>
          <table:table-cell table:style-name="ce20" office:value-type="time" office:time-value="PT10H03M48S" calcext:value-type="time">
            <text:p>10:03:48</text:p>
          </table:table-cell>
          <table:table-cell table:style-name="ce20" office:value-type="time" office:time-value="PT10H37M45S" calcext:value-type="time">
            <text:p>10:37:45</text:p>
          </table:table-cell>
          <table:table-cell table:style-name="ce20" office:value-type="time" office:time-value="PT11H05M24S" calcext:value-type="time">
            <text:p>11:05:24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∆t<text:span text:style-name="T4">Heizung</text:span></text:p>
          </table:table-cell>
          <table:table-cell/>
          <table:table-cell table:style-name="ce20" table:formula="of:=[.C24]-[.C23]" office:value-type="time" office:time-value="PT00H17M29S" calcext:value-type="time">
            <text:p>00:17:29</text:p>
          </table:table-cell>
          <table:table-cell table:style-name="ce20" table:formula="of:=[.D24]-[.D23]" office:value-type="time" office:time-value="PT00H19M34S" calcext:value-type="time">
            <text:p>00:19:34</text:p>
          </table:table-cell>
          <table:table-cell table:style-name="ce20" table:formula="of:=[.E24]-[.E23]" office:value-type="time" office:time-value="PT00H16M58S" calcext:value-type="time">
            <text:p>00:16:58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Heizung</text:span></text:p>
          </table:table-cell>
          <table:table-cell office:value-type="string" calcext:value-type="string">
            <text:p>[s]</text:p>
          </table:table-cell>
          <table:table-cell table:formula="of:=[.C25]*24*3600" office:value-type="float" office:value="1049" calcext:value-type="float">
            <text:p>1049</text:p>
          </table:table-cell>
          <table:table-cell table:formula="of:=[.D25]*24*3600" office:value-type="float" office:value="1174" calcext:value-type="float">
            <text:p>1174</text:p>
          </table:table-cell>
          <table:table-cell table:formula="of:=[.E25]*24*3600" office:value-type="float" office:value="1018" calcext:value-type="float">
            <text:p>1018</text:p>
          </table:table-cell>
          <table:table-cell table:number-columns-repeated="8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8">
          <table:table-cell table:style-name="ce10" office:value-type="string" calcext:value-type="string">
            <text:p>Q̇<text:span text:style-name="T12">Verlust</text:span></text:p>
          </table:table-cell>
          <table:table-cell table:style-name="ce10" office:value-type="string" calcext:value-type="string">
            <text:p>[W]</text:p>
          </table:table-cell>
          <table:table-cell table:style-name="ce22" table:number-columns-repeated="3"/>
          <table:table-cell table:number-columns-repeated="8"/>
        </table:table-row>
        <table:table-row table:style-name="ro7">
          <table:table-cell table:style-name="ce7" table:number-columns-repeated="2"/>
          <table:table-cell table:number-columns-repeated="11"/>
        </table:table-row>
        <table:table-row table:style-name="ro8">
          <table:table-cell office:value-type="string" calcext:value-type="string">
            <text:p>t<text:span text:style-name="T4">Rücklauf,Theorie</text:span></text:p>
          </table:table-cell>
          <table:table-cell office:value-type="string" calcext:value-type="string">
            <text:p>[s]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Entnahme,Theorie</text:span></text:p>
          </table:table-cell>
          <table:table-cell office:value-type="string" calcext:value-type="string">
            <text:p>[s]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</table:table-row>
        <table:table-row table:style-name="ro8">
          <table:table-cell table:style-name="ce6" office:value-type="string" calcext:value-type="string">
            <text:p><text:span text:style-name="T13">n</text:span><text:span text:style-name="T14">Theorie</text:span></text:p>
          </table:table-cell>
          <table:table-cell office:value-type="string" calcext:value-type="string">
            <text:p>[-]</text:p>
          </table:table-cell>
          <table:table-cell table:number-columns-repeated="11"/>
        </table:table-row>
        <table:table-row table:style-name="ro8">
          <table:table-cell office:value-type="string" calcext:value-type="string">
            <text:p>t<text:span text:style-name="T4">Totzeit</text:span></text:p>
          </table:table-cell>
          <table:table-cell office:value-type="string" calcext:value-type="string">
            <text:p>[s]</text:p>
          </table:table-cell>
          <table:table-cell office:value-type="float" office:value="0.99" calcext:value-type="float">
            <text:p>0,99</text:p>
          </table:table-cell>
          <table:table-cell table:formula="of:=[.C33]" office:value-type="float" office:value="0.99" calcext:value-type="float">
            <text:p>0,99</text:p>
          </table:table-cell>
          <table:table-cell table:formula="of:=[.D33]" office:value-type="float" office:value="0.99" calcext:value-type="float">
            <text:p>0,99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Rücklauf,Praxis</text:span></text:p>
          </table:table-cell>
          <table:table-cell office:value-type="string" calcext:value-type="string">
            <text:p>[s]</text:p>
          </table:table-cell>
          <table:table-cell table:formula="of:=[.C30]-[.C33]" office:value-type="float" office:value="11.01" calcext:value-type="float">
            <text:p>11,01</text:p>
          </table:table-cell>
          <table:table-cell table:formula="of:=[.D30]-[.D33]" office:value-type="float" office:value="9.01" calcext:value-type="float">
            <text:p>9,01</text:p>
          </table:table-cell>
          <table:table-cell table:formula="of:=[.E30]-[.E33]" office:value-type="float" office:value="7.01" calcext:value-type="float">
            <text:p>7,01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t<text:span text:style-name="T4">Entnahme,Praxis</text:span></text:p>
          </table:table-cell>
          <table:table-cell office:value-type="string" calcext:value-type="string">
            <text:p>[s]</text:p>
          </table:table-cell>
          <table:table-cell table:formula="of:=[.C31]+[.C33]" office:value-type="float" office:value="3.99" calcext:value-type="float">
            <text:p>3,99</text:p>
          </table:table-cell>
          <table:table-cell table:formula="of:=[.D31]+[.D33]" office:value-type="float" office:value="3.99" calcext:value-type="float">
            <text:p>3,99</text:p>
          </table:table-cell>
          <table:table-cell table:formula="of:=[.E31]+[.E33]" office:value-type="float" office:value="3.99" calcext:value-type="float">
            <text:p>3,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charset="x-symbol"/>
    <style:font-face style:name="Symbol" svg:font-family="Symbol" style:font-family-generic="roman" style:font-charset="x-symbol"/>
    <style:font-face style:name="Arial2" svg:font-family="Arial" style:font-family-generic="swiss" style:font-charset="x-symbol"/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00.00.0000</text:date>, <text:time style:data-style-name="N2" text:time-value="15:02:31.8454522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asisdaten" style:display-name="PageStyle_Basis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ierte_5f_Daten" style:display-name="PageStyle_generierte_Da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hold</meta:initial-creator>
    <meta:creation-date>2020-06-17T07:20:24</meta:creation-date>
    <dc:date>2020-07-27T17:07:10.490820162</dc:date>
    <meta:generator>LibreOffice/5.1.6.2$Linux_X86_64 LibreOffice_project/10m0$Build-2</meta:generator>
    <meta:editing-duration>PT39M49S</meta:editing-duration>
    <meta:editing-cycles>4</meta:editing-cycles>
    <meta:document-statistic meta:table-count="3" meta:cell-count="2525" meta:object-count="0"/>
    <meta:user-defined meta:name="AppVersion">16.0300</meta:user-defined>
    <meta:user-defined meta:name="ContentTypeId">0x0101000A6BA7171C3C3744897F9FD760D46461</meta:user-defined>
  </office:meta>
</office:document-meta>
</file>